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4" table:default-cell-style-name="Default"/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H$3]*[.A1]+[.$I$3]*[.B1]+[.$H$2]" office:value-type="float" office:value="0.7" calcext:value-type="float">
            <text:p>0.7</text:p>
          </table:table-cell>
          <table:table-cell table:formula="of:=[.$H$4]*[.A1]+[.$I$4]*[.B1]+[.$I$2]" office:value-type="float" office:value="0.4" calcext:value-type="float">
            <text:p>0.4</text:p>
          </table:table-cell>
          <table:table-cell/>
          <table:table-cell office:value-type="string" calcext:value-type="string">
            <text:p>theta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$H$3]*[.A2]+[.$I$3]*[.B2]+[.$H$2]" office:value-type="float" office:value="0.7" calcext:value-type="float">
            <text:p>0.7</text:p>
          </table:table-cell>
          <table:table-cell table:formula="of:=[.$H$4]*[.A2]+[.$I$4]*[.B2]+[.$I$2]" office:value-type="float" office:value="0.5" calcext:value-type="float">
            <text:p>0.5</text:p>
          </table:table-cell>
          <table:table-cell/>
          <table:table-cell office:value-type="string" calcext:value-type="string">
            <text:p>transform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15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$H$3]*[.A3]+[.$I$3]*[.B3]+[.$H$2]" office:value-type="float" office:value="0.68" calcext:value-type="float">
            <text:p>0.68</text:p>
          </table:table-cell>
          <table:table-cell table:formula="of:=[.$H$4]*[.A3]+[.$I$4]*[.B3]+[.$I$2]" office:value-type="float" office:value="0.6" calcext:value-type="float">
            <text:p>0.6</text:p>
          </table:table-cell>
          <table:table-cell/>
          <table:table-cell office:value-type="string" calcext:value-type="string">
            <text:p>rotate_mat</text:p>
          </table:table-cell>
          <table:table-cell table:formula="of:=COS([.H1]*PI()/180)" office:value-type="float" office:value="1" calcext:value-type="float">
            <text:p>1</text:p>
          </table:table-cell>
          <table:table-cell table:formula="of:=-[.H4]" office:value-type="float" office:value="-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33" calcext:value-type="float">
            <text:p>0.33</text:p>
          </table:table-cell>
          <table:table-cell/>
          <table:table-cell table:formula="of:=[.$H$3]*[.A4]+[.$I$3]*[.B4]+[.$H$2]" office:value-type="float" office:value="0.72" calcext:value-type="float">
            <text:p>0.72</text:p>
          </table:table-cell>
          <table:table-cell table:formula="of:=[.$H$4]*[.A4]+[.$I$4]*[.B4]+[.$I$2]" office:value-type="float" office:value="0.53" calcext:value-type="float">
            <text:p>0.53</text:p>
          </table:table-cell>
          <table:table-cell table:number-columns-repeated="2"/>
          <table:table-cell table:formula="of:=SIN([.H1]*PI()/180)" office:value-type="float" office:value="0" calcext:value-type="float">
            <text:p>0</text:p>
          </table:table-cell>
          <table:table-cell table:formula="of:=[.H3]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44" calcext:value-type="float">
            <text:p>0.44</text:p>
          </table:table-cell>
          <table:table-cell/>
          <table:table-cell table:formula="of:=[.$H$3]*[.A5]+[.$I$3]*[.B5]+[.$H$2]" office:value-type="float" office:value="0.75" calcext:value-type="float">
            <text:p>0.75</text:p>
          </table:table-cell>
          <table:table-cell table:formula="of:=[.$H$4]*[.A5]+[.$I$4]*[.B5]+[.$I$2]" office:value-type="float" office:value="0.64" calcext:value-type="float">
            <text:p>0.64</text:p>
          </table:table-cell>
          <table:table-cell table:number-columns-repeated="1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$H$3]*[.A6]+[.$I$3]*[.B6]+[.$H$2]" office:value-type="float" office:value="0.2" calcext:value-type="float">
            <text:p>0.2</text:p>
          </table:table-cell>
          <table:table-cell table:formula="of:=[.$H$4]*[.A6]+[.$I$4]*[.B6]+[.$I$2]" office:value-type="float" office:value="0.2" calcext:value-type="float">
            <text:p>0.2</text:p>
          </table:table-cell>
          <table:table-cell table:number-columns-repeated="19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$H$3]*[.A7]+[.$I$3]*[.B7]+[.$H$2]" office:value-type="float" office:value="0.9" calcext:value-type="float">
            <text:p>0.9</text:p>
          </table:table-cell>
          <table:table-cell table:formula="of:=[.$H$4]*[.A7]+[.$I$4]*[.B7]+[.$I$2]" office:value-type="float" office:value="0.3" calcext:value-type="float">
            <text:p>0.3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cov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Xi-q</text:p>
          </table:table-cell>
          <table:table-cell table:number-columns-repeated="2"/>
          <table:table-cell office:value-type="string" calcext:value-type="string">
            <text:p>a00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cov</text:p>
          </table:table-cell>
          <table:table-cell/>
          <table:table-cell office:value-type="string" calcext:value-type="string">
            <text:p>h00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h22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$H$3]*[.A10]+[.$I$3]*[.B10]+[.$H$2]" office:value-type="float" office:value="0.1" calcext:value-type="float">
            <text:p>0.1</text:p>
          </table:table-cell>
          <table:table-cell table:formula="of:=[.$H$4]*[.A10]+[.$I$4]*[.B10]+[.$I$2]" office:value-type="float" office:value="1.1" calcext:value-type="float">
            <text:p>1.1</text:p>
          </table:table-cell>
          <table:table-cell/>
          <table:table-cell table:formula="of:=[.D10]-[.$D$53]" office:value-type="float" office:value="-0.354166666666667" calcext:value-type="float">
            <text:p>-0.3541666667</text:p>
          </table:table-cell>
          <table:table-cell table:formula="of:=[.E10]-[.$E$53]" office:value-type="float" office:value="0.895238095238095" calcext:value-type="float">
            <text:p>0.8952380952</text:p>
          </table:table-cell>
          <table:table-cell/>
          <table:table-cell table:formula="of:=[.G10]*[.G10]" office:value-type="float" office:value="0.125434027777778" calcext:value-type="float">
            <text:p>0.1254340278</text:p>
          </table:table-cell>
          <table:table-cell table:formula="of:=[.G10]*[.H10]" office:value-type="float" office:value="-0.317063492063492" calcext:value-type="float">
            <text:p>-0.3170634921</text:p>
          </table:table-cell>
          <table:table-cell table:formula="of:=[.G10]*[.H10]" office:value-type="float" office:value="-0.317063492063492" calcext:value-type="float">
            <text:p>-0.3170634921</text:p>
          </table:table-cell>
          <table:table-cell table:formula="of:=[.H10]*[.H10]" office:value-type="float" office:value="0.801451247165533" calcext:value-type="float">
            <text:p>0.8014512472</text:p>
          </table:table-cell>
          <table:table-cell office:value-type="float" office:value="0.378326091269841" calcext:value-type="float">
            <text:p>0.3783260913</text:p>
          </table:table-cell>
          <table:table-cell office:value-type="float" office:value="-0.00171031746031744" calcext:value-type="float">
            <text:p>-0.0017103175</text:p>
          </table:table-cell>
          <table:table-cell table:number-columns-repeated="9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$H$3]*[.A11]+[.$I$3]*[.B11]+[.$H$2]" office:value-type="float" office:value="0.1" calcext:value-type="float">
            <text:p>0.1</text:p>
          </table:table-cell>
          <table:table-cell table:formula="of:=[.$H$4]*[.A11]+[.$I$4]*[.B11]+[.$I$2]" office:value-type="float" office:value="1" calcext:value-type="float">
            <text:p>1</text:p>
          </table:table-cell>
          <table:table-cell/>
          <table:table-cell table:formula="of:=[.D11]-[.$D$53]" office:value-type="float" office:value="-0.354166666666667" calcext:value-type="float">
            <text:p>-0.3541666667</text:p>
          </table:table-cell>
          <table:table-cell table:formula="of:=[.E11]-[.$E$53]" office:value-type="float" office:value="0.795238095238095" calcext:value-type="float">
            <text:p>0.7952380952</text:p>
          </table:table-cell>
          <table:table-cell/>
          <table:table-cell table:formula="of:=[.G11]*[.G11]" office:value-type="float" office:value="0.125434027777778" calcext:value-type="float">
            <text:p>0.1254340278</text:p>
          </table:table-cell>
          <table:table-cell table:formula="of:=[.G11]*[.H11]" office:value-type="float" office:value="-0.281646825396825" calcext:value-type="float">
            <text:p>-0.2816468254</text:p>
          </table:table-cell>
          <table:table-cell table:formula="of:=[.G11]*[.H11]" office:value-type="float" office:value="-0.281646825396825" calcext:value-type="float">
            <text:p>-0.2816468254</text:p>
          </table:table-cell>
          <table:table-cell table:formula="of:=[.H11]*[.H11]" office:value-type="float" office:value="0.632403628117914" calcext:value-type="float">
            <text:p>0.6324036281</text:p>
          </table:table-cell>
          <table:table-cell office:value-type="float" office:value="-0.00171031746031744" calcext:value-type="float">
            <text:p>-0.0017103175</text:p>
          </table:table-cell>
          <table:table-cell office:value-type="float" office:value="0.282358276643991" calcext:value-type="float">
            <text:p>0.2823582766</text:p>
          </table:table-cell>
          <table:table-cell table:number-columns-repeated="9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$H$3]*[.A12]+[.$I$3]*[.B12]+[.$H$2]" office:value-type="float" office:value="0.1" calcext:value-type="float">
            <text:p>0.1</text:p>
          </table:table-cell>
          <table:table-cell table:formula="of:=[.$H$4]*[.A12]+[.$I$4]*[.B12]+[.$I$2]" office:value-type="float" office:value="0.9" calcext:value-type="float">
            <text:p>0.9</text:p>
          </table:table-cell>
          <table:table-cell/>
          <table:table-cell table:formula="of:=[.D12]-[.$D$53]" office:value-type="float" office:value="-0.354166666666667" calcext:value-type="float">
            <text:p>-0.3541666667</text:p>
          </table:table-cell>
          <table:table-cell table:formula="of:=[.E12]-[.$E$53]" office:value-type="float" office:value="0.695238095238095" calcext:value-type="float">
            <text:p>0.6952380952</text:p>
          </table:table-cell>
          <table:table-cell/>
          <table:table-cell table:formula="of:=[.G12]*[.G12]" office:value-type="float" office:value="0.125434027777778" calcext:value-type="float">
            <text:p>0.1254340278</text:p>
          </table:table-cell>
          <table:table-cell table:formula="of:=[.G12]*[.H12]" office:value-type="float" office:value="-0.246230158730159" calcext:value-type="float">
            <text:p>-0.2462301587</text:p>
          </table:table-cell>
          <table:table-cell table:formula="of:=[.G12]*[.H12]" office:value-type="float" office:value="-0.246230158730159" calcext:value-type="float">
            <text:p>-0.2462301587</text:p>
          </table:table-cell>
          <table:table-cell table:formula="of:=[.H12]*[.H12]" office:value-type="float" office:value="0.483356009070295" calcext:value-type="float">
            <text:p>0.4833560091</text:p>
          </table:table-cell>
          <table:table-cell office:value-type="string" calcext:value-type="string">
            <text:p>↓</text:p>
          </table:table-cell>
          <table:table-cell table:number-columns-repeated="10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$H$3]*[.A13]+[.$I$3]*[.B13]+[.$H$2]" office:value-type="float" office:value="0.1" calcext:value-type="float">
            <text:p>0.1</text:p>
          </table:table-cell>
          <table:table-cell table:formula="of:=[.$H$4]*[.A13]+[.$I$4]*[.B13]+[.$I$2]" office:value-type="float" office:value="0.8" calcext:value-type="float">
            <text:p>0.8</text:p>
          </table:table-cell>
          <table:table-cell/>
          <table:table-cell table:formula="of:=[.D13]-[.$D$53]" office:value-type="float" office:value="-0.354166666666667" calcext:value-type="float">
            <text:p>-0.3541666667</text:p>
          </table:table-cell>
          <table:table-cell table:formula="of:=[.E13]-[.$E$53]" office:value-type="float" office:value="0.595238095238095" calcext:value-type="float">
            <text:p>0.5952380952</text:p>
          </table:table-cell>
          <table:table-cell/>
          <table:table-cell table:formula="of:=[.G13]*[.G13]" office:value-type="float" office:value="0.125434027777778" calcext:value-type="float">
            <text:p>0.1254340278</text:p>
          </table:table-cell>
          <table:table-cell table:formula="of:=[.G13]*[.H13]" office:value-type="float" office:value="-0.210813492063492" calcext:value-type="float">
            <text:p>-0.2108134921</text:p>
          </table:table-cell>
          <table:table-cell table:formula="of:=[.G13]*[.H13]" office:value-type="float" office:value="-0.210813492063492" calcext:value-type="float">
            <text:p>-0.2108134921</text:p>
          </table:table-cell>
          <table:table-cell table:formula="of:=[.H13]*[.H13]" office:value-type="float" office:value="0.354308390022676" calcext:value-type="float">
            <text:p>0.35430839</text:p>
          </table:table-cell>
          <table:table-cell office:value-type="string" calcext:value-type="string">
            <text:p>cov_inv</text:p>
          </table:table-cell>
          <table:table-cell table:number-columns-repeated="10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$H$3]*[.A14]+[.$I$3]*[.B14]+[.$H$2]" office:value-type="float" office:value="0.1" calcext:value-type="float">
            <text:p>0.1</text:p>
          </table:table-cell>
          <table:table-cell table:formula="of:=[.$H$4]*[.A14]+[.$I$4]*[.B14]+[.$I$2]" office:value-type="float" office:value="0.7" calcext:value-type="float">
            <text:p>0.7</text:p>
          </table:table-cell>
          <table:table-cell/>
          <table:table-cell table:formula="of:=[.D14]-[.$D$53]" office:value-type="float" office:value="-0.354166666666667" calcext:value-type="float">
            <text:p>-0.3541666667</text:p>
          </table:table-cell>
          <table:table-cell table:formula="of:=[.E14]-[.$E$53]" office:value-type="float" office:value="0.495238095238095" calcext:value-type="float">
            <text:p>0.4952380952</text:p>
          </table:table-cell>
          <table:table-cell/>
          <table:table-cell table:formula="of:=[.G14]*[.G14]" office:value-type="float" office:value="0.125434027777778" calcext:value-type="float">
            <text:p>0.1254340278</text:p>
          </table:table-cell>
          <table:table-cell table:formula="of:=[.G14]*[.H14]" office:value-type="float" office:value="-0.175396825396825" calcext:value-type="float">
            <text:p>-0.1753968254</text:p>
          </table:table-cell>
          <table:table-cell table:formula="of:=[.G14]*[.H14]" office:value-type="float" office:value="-0.175396825396825" calcext:value-type="float">
            <text:p>-0.1753968254</text:p>
          </table:table-cell>
          <table:table-cell table:formula="of:=[.H14]*[.H14]" office:value-type="float" office:value="0.245260770975057" calcext:value-type="float">
            <text:p>0.245260771</text:p>
          </table:table-cell>
          <table:table-cell table:formula="of:=[.O11]/([.N10]*[.O11]-[.O10]*[.N11])" office:value-type="float" office:value="2.64329478505547" calcext:value-type="float">
            <text:p>2.6432947851</text:p>
          </table:table-cell>
          <table:table-cell table:formula="of:=-[.O10]/([.N10]*[.O11]-[.O10]*[.N11])" office:value-type="float" office:value="0.0160111234470612" calcext:value-type="float">
            <text:p>0.0160111234</text:p>
          </table:table-cell>
          <table:table-cell table:number-columns-repeated="9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$H$3]*[.A15]+[.$I$3]*[.B15]+[.$H$2]" office:value-type="float" office:value="0.1" calcext:value-type="float">
            <text:p>0.1</text:p>
          </table:table-cell>
          <table:table-cell table:formula="of:=[.$H$4]*[.A15]+[.$I$4]*[.B15]+[.$I$2]" office:value-type="float" office:value="0.6" calcext:value-type="float">
            <text:p>0.6</text:p>
          </table:table-cell>
          <table:table-cell/>
          <table:table-cell table:formula="of:=[.D15]-[.$D$53]" office:value-type="float" office:value="-0.354166666666667" calcext:value-type="float">
            <text:p>-0.3541666667</text:p>
          </table:table-cell>
          <table:table-cell table:formula="of:=[.E15]-[.$E$53]" office:value-type="float" office:value="0.395238095238095" calcext:value-type="float">
            <text:p>0.3952380952</text:p>
          </table:table-cell>
          <table:table-cell/>
          <table:table-cell table:formula="of:=[.G15]*[.G15]" office:value-type="float" office:value="0.125434027777778" calcext:value-type="float">
            <text:p>0.1254340278</text:p>
          </table:table-cell>
          <table:table-cell table:formula="of:=[.G15]*[.H15]" office:value-type="float" office:value="-0.139980158730159" calcext:value-type="float">
            <text:p>-0.1399801587</text:p>
          </table:table-cell>
          <table:table-cell table:formula="of:=[.G15]*[.H15]" office:value-type="float" office:value="-0.139980158730159" calcext:value-type="float">
            <text:p>-0.1399801587</text:p>
          </table:table-cell>
          <table:table-cell table:formula="of:=[.H15]*[.H15]" office:value-type="float" office:value="0.156213151927438" calcext:value-type="float">
            <text:p>0.1562131519</text:p>
          </table:table-cell>
          <table:table-cell table:formula="of:=-[.N11]/([.N10]*[.O11]-[.O10]*[.N11])" office:value-type="float" office:value="0.0160111234470612" calcext:value-type="float">
            <text:p>0.0160111234</text:p>
          </table:table-cell>
          <table:table-cell table:formula="of:=[.N10]/([.N10]*[.O11]-[.O10]*[.N11])" office:value-type="float" office:value="3.54169672654883" calcext:value-type="float">
            <text:p>3.5416967265</text:p>
          </table:table-cell>
          <table:table-cell table:number-columns-repeated="9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$H$3]*[.A16]+[.$I$3]*[.B16]+[.$H$2]" office:value-type="float" office:value="0.1" calcext:value-type="float">
            <text:p>0.1</text:p>
          </table:table-cell>
          <table:table-cell table:formula="of:=[.$H$4]*[.A16]+[.$I$4]*[.B16]+[.$I$2]" office:value-type="float" office:value="0.5" calcext:value-type="float">
            <text:p>0.5</text:p>
          </table:table-cell>
          <table:table-cell/>
          <table:table-cell table:formula="of:=[.D16]-[.$D$53]" office:value-type="float" office:value="-0.354166666666667" calcext:value-type="float">
            <text:p>-0.3541666667</text:p>
          </table:table-cell>
          <table:table-cell table:formula="of:=[.E16]-[.$E$53]" office:value-type="float" office:value="0.295238095238095" calcext:value-type="float">
            <text:p>0.2952380952</text:p>
          </table:table-cell>
          <table:table-cell/>
          <table:table-cell table:formula="of:=[.G16]*[.G16]" office:value-type="float" office:value="0.125434027777778" calcext:value-type="float">
            <text:p>0.1254340278</text:p>
          </table:table-cell>
          <table:table-cell table:formula="of:=[.G16]*[.H16]" office:value-type="float" office:value="-0.104563492063492" calcext:value-type="float">
            <text:p>-0.1045634921</text:p>
          </table:table-cell>
          <table:table-cell table:formula="of:=[.G16]*[.H16]" office:value-type="float" office:value="-0.104563492063492" calcext:value-type="float">
            <text:p>-0.1045634921</text:p>
          </table:table-cell>
          <table:table-cell table:formula="of:=[.H16]*[.H16]" office:value-type="float" office:value="0.0871655328798186" calcext:value-type="float">
            <text:p>0.0871655329</text:p>
          </table:table-cell>
          <table:table-cell table:number-columns-repeated="11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/>
          <table:table-cell table:formula="of:=[.$H$3]*[.A17]+[.$I$3]*[.B17]+[.$H$2]" office:value-type="float" office:value="0.1" calcext:value-type="float">
            <text:p>0.1</text:p>
          </table:table-cell>
          <table:table-cell table:formula="of:=[.$H$4]*[.A17]+[.$I$4]*[.B17]+[.$I$2]" office:value-type="float" office:value="0" calcext:value-type="float">
            <text:p>0</text:p>
          </table:table-cell>
          <table:table-cell/>
          <table:table-cell table:formula="of:=[.D17]-[.$D$53]" office:value-type="float" office:value="-0.354166666666667" calcext:value-type="float">
            <text:p>-0.3541666667</text:p>
          </table:table-cell>
          <table:table-cell table:formula="of:=[.E17]-[.$E$53]" office:value-type="float" office:value="-0.204761904761905" calcext:value-type="float">
            <text:p>-0.2047619048</text:p>
          </table:table-cell>
          <table:table-cell/>
          <table:table-cell table:formula="of:=[.G17]*[.G17]" office:value-type="float" office:value="0.125434027777778" calcext:value-type="float">
            <text:p>0.1254340278</text:p>
          </table:table-cell>
          <table:table-cell table:formula="of:=[.G17]*[.H17]" office:value-type="float" office:value="0.0725198412698413" calcext:value-type="float">
            <text:p>0.0725198413</text:p>
          </table:table-cell>
          <table:table-cell table:formula="of:=[.G17]*[.H17]" office:value-type="float" office:value="0.0725198412698413" calcext:value-type="float">
            <text:p>0.0725198413</text:p>
          </table:table-cell>
          <table:table-cell table:formula="of:=[.H17]*[.H17]" office:value-type="float" office:value="0.0419274376417234" calcext:value-type="float">
            <text:p>0.0419274376</text:p>
          </table:table-cell>
          <table:table-cell table:number-columns-repeated="11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3" calcext:value-type="float">
            <text:p>-0.3</text:p>
          </table:table-cell>
          <table:table-cell/>
          <table:table-cell table:formula="of:=[.$H$3]*[.A18]+[.$I$3]*[.B18]+[.$H$2]" office:value-type="float" office:value="0.1" calcext:value-type="float">
            <text:p>0.1</text:p>
          </table:table-cell>
          <table:table-cell table:formula="of:=[.$H$4]*[.A18]+[.$I$4]*[.B18]+[.$I$2]" office:value-type="float" office:value="-0.1" calcext:value-type="float">
            <text:p>-0.1</text:p>
          </table:table-cell>
          <table:table-cell/>
          <table:table-cell table:formula="of:=[.D18]-[.$D$53]" office:value-type="float" office:value="-0.354166666666667" calcext:value-type="float">
            <text:p>-0.3541666667</text:p>
          </table:table-cell>
          <table:table-cell table:formula="of:=[.E18]-[.$E$53]" office:value-type="float" office:value="-0.304761904761905" calcext:value-type="float">
            <text:p>-0.3047619048</text:p>
          </table:table-cell>
          <table:table-cell/>
          <table:table-cell table:formula="of:=[.G18]*[.G18]" office:value-type="float" office:value="0.125434027777778" calcext:value-type="float">
            <text:p>0.1254340278</text:p>
          </table:table-cell>
          <table:table-cell table:formula="of:=[.G18]*[.H18]" office:value-type="float" office:value="0.107936507936508" calcext:value-type="float">
            <text:p>0.1079365079</text:p>
          </table:table-cell>
          <table:table-cell table:formula="of:=[.G18]*[.H18]" office:value-type="float" office:value="0.107936507936508" calcext:value-type="float">
            <text:p>0.1079365079</text:p>
          </table:table-cell>
          <table:table-cell table:formula="of:=[.H18]*[.H18]" office:value-type="float" office:value="0.0928798185941043" calcext:value-type="float">
            <text:p>0.0928798186</text:p>
          </table:table-cell>
          <table:table-cell table:number-columns-repeated="11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4" calcext:value-type="float">
            <text:p>-0.4</text:p>
          </table:table-cell>
          <table:table-cell/>
          <table:table-cell table:formula="of:=[.$H$3]*[.A19]+[.$I$3]*[.B19]+[.$H$2]" office:value-type="float" office:value="0.1" calcext:value-type="float">
            <text:p>0.1</text:p>
          </table:table-cell>
          <table:table-cell table:formula="of:=[.$H$4]*[.A19]+[.$I$4]*[.B19]+[.$I$2]" office:value-type="float" office:value="-0.2" calcext:value-type="float">
            <text:p>-0.2</text:p>
          </table:table-cell>
          <table:table-cell/>
          <table:table-cell table:formula="of:=[.D19]-[.$D$53]" office:value-type="float" office:value="-0.354166666666667" calcext:value-type="float">
            <text:p>-0.3541666667</text:p>
          </table:table-cell>
          <table:table-cell table:formula="of:=[.E19]-[.$E$53]" office:value-type="float" office:value="-0.404761904761905" calcext:value-type="float">
            <text:p>-0.4047619048</text:p>
          </table:table-cell>
          <table:table-cell/>
          <table:table-cell table:formula="of:=[.G19]*[.G19]" office:value-type="float" office:value="0.125434027777778" calcext:value-type="float">
            <text:p>0.1254340278</text:p>
          </table:table-cell>
          <table:table-cell table:formula="of:=[.G19]*[.H19]" office:value-type="float" office:value="0.143353174603175" calcext:value-type="float">
            <text:p>0.1433531746</text:p>
          </table:table-cell>
          <table:table-cell table:formula="of:=[.G19]*[.H19]" office:value-type="float" office:value="0.143353174603175" calcext:value-type="float">
            <text:p>0.1433531746</text:p>
          </table:table-cell>
          <table:table-cell table:formula="of:=[.H19]*[.H19]" office:value-type="float" office:value="0.163832199546485" calcext:value-type="float">
            <text:p>0.1638321995</text:p>
          </table:table-cell>
          <table:table-cell table:number-columns-repeated="11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5" calcext:value-type="float">
            <text:p>-0.5</text:p>
          </table:table-cell>
          <table:table-cell/>
          <table:table-cell table:formula="of:=[.$H$3]*[.A20]+[.$I$3]*[.B20]+[.$H$2]" office:value-type="float" office:value="0.1" calcext:value-type="float">
            <text:p>0.1</text:p>
          </table:table-cell>
          <table:table-cell table:formula="of:=[.$H$4]*[.A20]+[.$I$4]*[.B20]+[.$I$2]" office:value-type="float" office:value="-0.3" calcext:value-type="float">
            <text:p>-0.3</text:p>
          </table:table-cell>
          <table:table-cell/>
          <table:table-cell table:formula="of:=[.D20]-[.$D$53]" office:value-type="float" office:value="-0.354166666666667" calcext:value-type="float">
            <text:p>-0.3541666667</text:p>
          </table:table-cell>
          <table:table-cell table:formula="of:=[.E20]-[.$E$53]" office:value-type="float" office:value="-0.504761904761905" calcext:value-type="float">
            <text:p>-0.5047619048</text:p>
          </table:table-cell>
          <table:table-cell/>
          <table:table-cell table:formula="of:=[.G20]*[.G20]" office:value-type="float" office:value="0.125434027777778" calcext:value-type="float">
            <text:p>0.1254340278</text:p>
          </table:table-cell>
          <table:table-cell table:formula="of:=[.G20]*[.H20]" office:value-type="float" office:value="0.178769841269841" calcext:value-type="float">
            <text:p>0.1787698413</text:p>
          </table:table-cell>
          <table:table-cell table:formula="of:=[.G20]*[.H20]" office:value-type="float" office:value="0.178769841269841" calcext:value-type="float">
            <text:p>0.1787698413</text:p>
          </table:table-cell>
          <table:table-cell table:formula="of:=[.H20]*[.H20]" office:value-type="float" office:value="0.254784580498866" calcext:value-type="float">
            <text:p>0.2547845805</text:p>
          </table:table-cell>
          <table:table-cell table:number-columns-repeated="11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6" calcext:value-type="float">
            <text:p>-0.6</text:p>
          </table:table-cell>
          <table:table-cell/>
          <table:table-cell table:formula="of:=[.$H$3]*[.A21]+[.$I$3]*[.B21]+[.$H$2]" office:value-type="float" office:value="0.1" calcext:value-type="float">
            <text:p>0.1</text:p>
          </table:table-cell>
          <table:table-cell table:formula="of:=[.$H$4]*[.A21]+[.$I$4]*[.B21]+[.$I$2]" office:value-type="float" office:value="-0.4" calcext:value-type="float">
            <text:p>-0.4</text:p>
          </table:table-cell>
          <table:table-cell/>
          <table:table-cell table:formula="of:=[.D21]-[.$D$53]" office:value-type="float" office:value="-0.354166666666667" calcext:value-type="float">
            <text:p>-0.3541666667</text:p>
          </table:table-cell>
          <table:table-cell table:formula="of:=[.E21]-[.$E$53]" office:value-type="float" office:value="-0.604761904761905" calcext:value-type="float">
            <text:p>-0.6047619048</text:p>
          </table:table-cell>
          <table:table-cell/>
          <table:table-cell table:formula="of:=[.G21]*[.G21]" office:value-type="float" office:value="0.125434027777778" calcext:value-type="float">
            <text:p>0.1254340278</text:p>
          </table:table-cell>
          <table:table-cell table:formula="of:=[.G21]*[.H21]" office:value-type="float" office:value="0.214186507936508" calcext:value-type="float">
            <text:p>0.2141865079</text:p>
          </table:table-cell>
          <table:table-cell table:formula="of:=[.G21]*[.H21]" office:value-type="float" office:value="0.214186507936508" calcext:value-type="float">
            <text:p>0.2141865079</text:p>
          </table:table-cell>
          <table:table-cell table:formula="of:=[.H21]*[.H21]" office:value-type="float" office:value="0.365736961451247" calcext:value-type="float">
            <text:p>0.3657369615</text:p>
          </table:table-cell>
          <table:table-cell table:number-columns-repeated="11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7" calcext:value-type="float">
            <text:p>-0.7</text:p>
          </table:table-cell>
          <table:table-cell/>
          <table:table-cell table:formula="of:=[.$H$3]*[.A22]+[.$I$3]*[.B22]+[.$H$2]" office:value-type="float" office:value="0.1" calcext:value-type="float">
            <text:p>0.1</text:p>
          </table:table-cell>
          <table:table-cell table:formula="of:=[.$H$4]*[.A22]+[.$I$4]*[.B22]+[.$I$2]" office:value-type="float" office:value="-0.5" calcext:value-type="float">
            <text:p>-0.5</text:p>
          </table:table-cell>
          <table:table-cell/>
          <table:table-cell table:formula="of:=[.D22]-[.$D$53]" office:value-type="float" office:value="-0.354166666666667" calcext:value-type="float">
            <text:p>-0.3541666667</text:p>
          </table:table-cell>
          <table:table-cell table:formula="of:=[.E22]-[.$E$53]" office:value-type="float" office:value="-0.704761904761905" calcext:value-type="float">
            <text:p>-0.7047619048</text:p>
          </table:table-cell>
          <table:table-cell/>
          <table:table-cell table:formula="of:=[.G22]*[.G22]" office:value-type="float" office:value="0.125434027777778" calcext:value-type="float">
            <text:p>0.1254340278</text:p>
          </table:table-cell>
          <table:table-cell table:formula="of:=[.G22]*[.H22]" office:value-type="float" office:value="0.249603174603175" calcext:value-type="float">
            <text:p>0.2496031746</text:p>
          </table:table-cell>
          <table:table-cell table:formula="of:=[.G22]*[.H22]" office:value-type="float" office:value="0.249603174603175" calcext:value-type="float">
            <text:p>0.2496031746</text:p>
          </table:table-cell>
          <table:table-cell table:formula="of:=[.H22]*[.H22]" office:value-type="float" office:value="0.496689342403628" calcext:value-type="float">
            <text:p>0.4966893424</text:p>
          </table:table-cell>
          <table:table-cell table:number-columns-repeated="11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/>
          <table:table-cell table:formula="of:=[.$H$3]*[.A23]+[.$I$3]*[.B23]+[.$H$2]" office:value-type="float" office:value="0.1" calcext:value-type="float">
            <text:p>0.1</text:p>
          </table:table-cell>
          <table:table-cell table:formula="of:=[.$H$4]*[.A23]+[.$I$4]*[.B23]+[.$I$2]" office:value-type="float" office:value="-0.6" calcext:value-type="float">
            <text:p>-0.6</text:p>
          </table:table-cell>
          <table:table-cell/>
          <table:table-cell table:formula="of:=[.D23]-[.$D$53]" office:value-type="float" office:value="-0.354166666666667" calcext:value-type="float">
            <text:p>-0.3541666667</text:p>
          </table:table-cell>
          <table:table-cell table:formula="of:=[.E23]-[.$E$53]" office:value-type="float" office:value="-0.804761904761905" calcext:value-type="float">
            <text:p>-0.8047619048</text:p>
          </table:table-cell>
          <table:table-cell/>
          <table:table-cell table:formula="of:=[.G23]*[.G23]" office:value-type="float" office:value="0.125434027777778" calcext:value-type="float">
            <text:p>0.1254340278</text:p>
          </table:table-cell>
          <table:table-cell table:formula="of:=[.G23]*[.H23]" office:value-type="float" office:value="0.285019841269841" calcext:value-type="float">
            <text:p>0.2850198413</text:p>
          </table:table-cell>
          <table:table-cell table:formula="of:=[.G23]*[.H23]" office:value-type="float" office:value="0.285019841269841" calcext:value-type="float">
            <text:p>0.2850198413</text:p>
          </table:table-cell>
          <table:table-cell table:formula="of:=[.H23]*[.H23]" office:value-type="float" office:value="0.647641723356009" calcext:value-type="float">
            <text:p>0.6476417234</text:p>
          </table:table-cell>
          <table:table-cell table:number-columns-repeated="11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9" calcext:value-type="float">
            <text:p>-0.9</text:p>
          </table:table-cell>
          <table:table-cell/>
          <table:table-cell table:formula="of:=[.$H$3]*[.A24]+[.$I$3]*[.B24]+[.$H$2]" office:value-type="float" office:value="0.1" calcext:value-type="float">
            <text:p>0.1</text:p>
          </table:table-cell>
          <table:table-cell table:formula="of:=[.$H$4]*[.A24]+[.$I$4]*[.B24]+[.$I$2]" office:value-type="float" office:value="-0.7" calcext:value-type="float">
            <text:p>-0.7</text:p>
          </table:table-cell>
          <table:table-cell/>
          <table:table-cell table:formula="of:=[.D24]-[.$D$53]" office:value-type="float" office:value="-0.354166666666667" calcext:value-type="float">
            <text:p>-0.3541666667</text:p>
          </table:table-cell>
          <table:table-cell table:formula="of:=[.E24]-[.$E$53]" office:value-type="float" office:value="-0.904761904761905" calcext:value-type="float">
            <text:p>-0.9047619048</text:p>
          </table:table-cell>
          <table:table-cell/>
          <table:table-cell table:formula="of:=[.G24]*[.G24]" office:value-type="float" office:value="0.125434027777778" calcext:value-type="float">
            <text:p>0.1254340278</text:p>
          </table:table-cell>
          <table:table-cell table:formula="of:=[.G24]*[.H24]" office:value-type="float" office:value="0.320436507936508" calcext:value-type="float">
            <text:p>0.3204365079</text:p>
          </table:table-cell>
          <table:table-cell table:formula="of:=[.G24]*[.H24]" office:value-type="float" office:value="0.320436507936508" calcext:value-type="float">
            <text:p>0.3204365079</text:p>
          </table:table-cell>
          <table:table-cell table:formula="of:=[.H24]*[.H24]" office:value-type="float" office:value="0.81859410430839" calcext:value-type="float">
            <text:p>0.8185941043</text:p>
          </table:table-cell>
          <table:table-cell table:number-columns-repeated="11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$H$3]*[.A25]+[.$I$3]*[.B25]+[.$H$2]" office:value-type="float" office:value="1.13" calcext:value-type="float">
            <text:p>1.13</text:p>
          </table:table-cell>
          <table:table-cell table:formula="of:=[.$H$4]*[.A25]+[.$I$4]*[.B25]+[.$I$2]" office:value-type="float" office:value="1.1" calcext:value-type="float">
            <text:p>1.1</text:p>
          </table:table-cell>
          <table:table-cell/>
          <table:table-cell table:formula="of:=[.D25]-[.$D$53]" office:value-type="float" office:value="0.675833333333333" calcext:value-type="float">
            <text:p>0.6758333333</text:p>
          </table:table-cell>
          <table:table-cell table:formula="of:=[.E25]-[.$E$53]" office:value-type="float" office:value="0.895238095238095" calcext:value-type="float">
            <text:p>0.8952380952</text:p>
          </table:table-cell>
          <table:table-cell/>
          <table:table-cell table:formula="of:=[.G25]*[.G25]" office:value-type="float" office:value="0.456750694444445" calcext:value-type="float">
            <text:p>0.4567506944</text:p>
          </table:table-cell>
          <table:table-cell table:formula="of:=[.G25]*[.H25]" office:value-type="float" office:value="0.605031746031746" calcext:value-type="float">
            <text:p>0.605031746</text:p>
          </table:table-cell>
          <table:table-cell table:formula="of:=[.G25]*[.H25]" office:value-type="float" office:value="0.605031746031746" calcext:value-type="float">
            <text:p>0.605031746</text:p>
          </table:table-cell>
          <table:table-cell table:formula="of:=[.H25]*[.H25]" office:value-type="float" office:value="0.801451247165533" calcext:value-type="float">
            <text:p>0.8014512472</text:p>
          </table:table-cell>
          <table:table-cell table:number-columns-repeated="11"/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$H$3]*[.A26]+[.$I$3]*[.B26]+[.$H$2]" office:value-type="float" office:value="1.125" calcext:value-type="float">
            <text:p>1.125</text:p>
          </table:table-cell>
          <table:table-cell table:formula="of:=[.$H$4]*[.A26]+[.$I$4]*[.B26]+[.$I$2]" office:value-type="float" office:value="1" calcext:value-type="float">
            <text:p>1</text:p>
          </table:table-cell>
          <table:table-cell/>
          <table:table-cell table:formula="of:=[.D26]-[.$D$53]" office:value-type="float" office:value="0.670833333333333" calcext:value-type="float">
            <text:p>0.6708333333</text:p>
          </table:table-cell>
          <table:table-cell table:formula="of:=[.E26]-[.$E$53]" office:value-type="float" office:value="0.795238095238095" calcext:value-type="float">
            <text:p>0.7952380952</text:p>
          </table:table-cell>
          <table:table-cell/>
          <table:table-cell table:formula="of:=[.G26]*[.G26]" office:value-type="float" office:value="0.450017361111111" calcext:value-type="float">
            <text:p>0.4500173611</text:p>
          </table:table-cell>
          <table:table-cell table:formula="of:=[.G26]*[.H26]" office:value-type="float" office:value="0.533472222222222" calcext:value-type="float">
            <text:p>0.5334722222</text:p>
          </table:table-cell>
          <table:table-cell table:formula="of:=[.G26]*[.H26]" office:value-type="float" office:value="0.533472222222222" calcext:value-type="float">
            <text:p>0.5334722222</text:p>
          </table:table-cell>
          <table:table-cell table:formula="of:=[.H26]*[.H26]" office:value-type="float" office:value="0.632403628117914" calcext:value-type="float">
            <text:p>0.6324036281</text:p>
          </table:table-cell>
          <table:table-cell table:number-columns-repeated="11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$H$3]*[.A27]+[.$I$3]*[.B27]+[.$H$2]" office:value-type="float" office:value="1.12" calcext:value-type="float">
            <text:p>1.12</text:p>
          </table:table-cell>
          <table:table-cell table:formula="of:=[.$H$4]*[.A27]+[.$I$4]*[.B27]+[.$I$2]" office:value-type="float" office:value="0.9" calcext:value-type="float">
            <text:p>0.9</text:p>
          </table:table-cell>
          <table:table-cell/>
          <table:table-cell table:formula="of:=[.D27]-[.$D$53]" office:value-type="float" office:value="0.665833333333334" calcext:value-type="float">
            <text:p>0.6658333333</text:p>
          </table:table-cell>
          <table:table-cell table:formula="of:=[.E27]-[.$E$53]" office:value-type="float" office:value="0.695238095238095" calcext:value-type="float">
            <text:p>0.6952380952</text:p>
          </table:table-cell>
          <table:table-cell/>
          <table:table-cell table:formula="of:=[.G27]*[.G27]" office:value-type="float" office:value="0.443334027777778" calcext:value-type="float">
            <text:p>0.4433340278</text:p>
          </table:table-cell>
          <table:table-cell table:formula="of:=[.G27]*[.H27]" office:value-type="float" office:value="0.462912698412699" calcext:value-type="float">
            <text:p>0.4629126984</text:p>
          </table:table-cell>
          <table:table-cell table:formula="of:=[.G27]*[.H27]" office:value-type="float" office:value="0.462912698412699" calcext:value-type="float">
            <text:p>0.4629126984</text:p>
          </table:table-cell>
          <table:table-cell table:formula="of:=[.H27]*[.H27]" office:value-type="float" office:value="0.483356009070295" calcext:value-type="float">
            <text:p>0.4833560091</text:p>
          </table:table-cell>
          <table:table-cell table:number-columns-repeated="11"/>
        </table:table-row>
        <table:table-row table:style-name="ro1">
          <table:table-cell office:value-type="float" office:value="0.915" calcext:value-type="float">
            <text:p>0.915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$H$3]*[.A28]+[.$I$3]*[.B28]+[.$H$2]" office:value-type="float" office:value="1.115" calcext:value-type="float">
            <text:p>1.115</text:p>
          </table:table-cell>
          <table:table-cell table:formula="of:=[.$H$4]*[.A28]+[.$I$4]*[.B28]+[.$I$2]" office:value-type="float" office:value="0.8" calcext:value-type="float">
            <text:p>0.8</text:p>
          </table:table-cell>
          <table:table-cell/>
          <table:table-cell table:formula="of:=[.D28]-[.$D$53]" office:value-type="float" office:value="0.660833333333333" calcext:value-type="float">
            <text:p>0.6608333333</text:p>
          </table:table-cell>
          <table:table-cell table:formula="of:=[.E28]-[.$E$53]" office:value-type="float" office:value="0.595238095238095" calcext:value-type="float">
            <text:p>0.5952380952</text:p>
          </table:table-cell>
          <table:table-cell/>
          <table:table-cell table:formula="of:=[.G28]*[.G28]" office:value-type="float" office:value="0.436700694444445" calcext:value-type="float">
            <text:p>0.4367006944</text:p>
          </table:table-cell>
          <table:table-cell table:formula="of:=[.G28]*[.H28]" office:value-type="float" office:value="0.393353174603175" calcext:value-type="float">
            <text:p>0.3933531746</text:p>
          </table:table-cell>
          <table:table-cell table:formula="of:=[.G28]*[.H28]" office:value-type="float" office:value="0.393353174603175" calcext:value-type="float">
            <text:p>0.3933531746</text:p>
          </table:table-cell>
          <table:table-cell table:formula="of:=[.H28]*[.H28]" office:value-type="float" office:value="0.354308390022676" calcext:value-type="float">
            <text:p>0.35430839</text:p>
          </table:table-cell>
          <table:table-cell table:number-columns-repeated="11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$H$3]*[.A29]+[.$I$3]*[.B29]+[.$H$2]" office:value-type="float" office:value="1.11" calcext:value-type="float">
            <text:p>1.11</text:p>
          </table:table-cell>
          <table:table-cell table:formula="of:=[.$H$4]*[.A29]+[.$I$4]*[.B29]+[.$I$2]" office:value-type="float" office:value="0.7" calcext:value-type="float">
            <text:p>0.7</text:p>
          </table:table-cell>
          <table:table-cell/>
          <table:table-cell table:formula="of:=[.D29]-[.$D$53]" office:value-type="float" office:value="0.655833333333333" calcext:value-type="float">
            <text:p>0.6558333333</text:p>
          </table:table-cell>
          <table:table-cell table:formula="of:=[.E29]-[.$E$53]" office:value-type="float" office:value="0.495238095238095" calcext:value-type="float">
            <text:p>0.4952380952</text:p>
          </table:table-cell>
          <table:table-cell/>
          <table:table-cell table:formula="of:=[.G29]*[.G29]" office:value-type="float" office:value="0.430117361111111" calcext:value-type="float">
            <text:p>0.4301173611</text:p>
          </table:table-cell>
          <table:table-cell table:formula="of:=[.G29]*[.H29]" office:value-type="float" office:value="0.324793650793651" calcext:value-type="float">
            <text:p>0.3247936508</text:p>
          </table:table-cell>
          <table:table-cell table:formula="of:=[.G29]*[.H29]" office:value-type="float" office:value="0.324793650793651" calcext:value-type="float">
            <text:p>0.3247936508</text:p>
          </table:table-cell>
          <table:table-cell table:formula="of:=[.H29]*[.H29]" office:value-type="float" office:value="0.245260770975057" calcext:value-type="float">
            <text:p>0.245260771</text:p>
          </table:table-cell>
          <table:table-cell table:number-columns-repeated="11"/>
        </table:table-row>
        <table:table-row table:style-name="ro1">
          <table:table-cell office:value-type="float" office:value="0.905" calcext:value-type="float">
            <text:p>0.905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$H$3]*[.A30]+[.$I$3]*[.B30]+[.$H$2]" office:value-type="float" office:value="1.105" calcext:value-type="float">
            <text:p>1.105</text:p>
          </table:table-cell>
          <table:table-cell table:formula="of:=[.$H$4]*[.A30]+[.$I$4]*[.B30]+[.$I$2]" office:value-type="float" office:value="0.6" calcext:value-type="float">
            <text:p>0.6</text:p>
          </table:table-cell>
          <table:table-cell/>
          <table:table-cell table:formula="of:=[.D30]-[.$D$53]" office:value-type="float" office:value="0.650833333333333" calcext:value-type="float">
            <text:p>0.6508333333</text:p>
          </table:table-cell>
          <table:table-cell table:formula="of:=[.E30]-[.$E$53]" office:value-type="float" office:value="0.395238095238095" calcext:value-type="float">
            <text:p>0.3952380952</text:p>
          </table:table-cell>
          <table:table-cell/>
          <table:table-cell table:formula="of:=[.G30]*[.G30]" office:value-type="float" office:value="0.423584027777778" calcext:value-type="float">
            <text:p>0.4235840278</text:p>
          </table:table-cell>
          <table:table-cell table:formula="of:=[.G30]*[.H30]" office:value-type="float" office:value="0.257234126984127" calcext:value-type="float">
            <text:p>0.257234127</text:p>
          </table:table-cell>
          <table:table-cell table:formula="of:=[.G30]*[.H30]" office:value-type="float" office:value="0.257234126984127" calcext:value-type="float">
            <text:p>0.257234127</text:p>
          </table:table-cell>
          <table:table-cell table:formula="of:=[.H30]*[.H30]" office:value-type="float" office:value="0.156213151927438" calcext:value-type="float">
            <text:p>0.1562131519</text:p>
          </table:table-cell>
          <table:table-cell table:number-columns-repeated="11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$H$3]*[.A31]+[.$I$3]*[.B31]+[.$H$2]" office:value-type="float" office:value="1.1" calcext:value-type="float">
            <text:p>1.1</text:p>
          </table:table-cell>
          <table:table-cell table:formula="of:=[.$H$4]*[.A31]+[.$I$4]*[.B31]+[.$I$2]" office:value-type="float" office:value="0.5" calcext:value-type="float">
            <text:p>0.5</text:p>
          </table:table-cell>
          <table:table-cell/>
          <table:table-cell table:formula="of:=[.D31]-[.$D$53]" office:value-type="float" office:value="0.645833333333334" calcext:value-type="float">
            <text:p>0.6458333333</text:p>
          </table:table-cell>
          <table:table-cell table:formula="of:=[.E31]-[.$E$53]" office:value-type="float" office:value="0.295238095238095" calcext:value-type="float">
            <text:p>0.2952380952</text:p>
          </table:table-cell>
          <table:table-cell/>
          <table:table-cell table:formula="of:=[.G31]*[.G31]" office:value-type="float" office:value="0.417100694444445" calcext:value-type="float">
            <text:p>0.4171006944</text:p>
          </table:table-cell>
          <table:table-cell table:formula="of:=[.G31]*[.H31]" office:value-type="float" office:value="0.190674603174603" calcext:value-type="float">
            <text:p>0.1906746032</text:p>
          </table:table-cell>
          <table:table-cell table:formula="of:=[.G31]*[.H31]" office:value-type="float" office:value="0.190674603174603" calcext:value-type="float">
            <text:p>0.1906746032</text:p>
          </table:table-cell>
          <table:table-cell table:formula="of:=[.H31]*[.H31]" office:value-type="float" office:value="0.0871655328798186" calcext:value-type="float">
            <text:p>0.0871655329</text:p>
          </table:table-cell>
          <table:table-cell table:number-columns-repeated="11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H$3]*[.A32]+[.$I$3]*[.B32]+[.$H$2]" office:value-type="float" office:value="1.1" calcext:value-type="float">
            <text:p>1.1</text:p>
          </table:table-cell>
          <table:table-cell table:formula="of:=[.$H$4]*[.A32]+[.$I$4]*[.B32]+[.$I$2]" office:value-type="float" office:value="0.4" calcext:value-type="float">
            <text:p>0.4</text:p>
          </table:table-cell>
          <table:table-cell/>
          <table:table-cell table:formula="of:=[.D32]-[.$D$53]" office:value-type="float" office:value="0.645833333333334" calcext:value-type="float">
            <text:p>0.6458333333</text:p>
          </table:table-cell>
          <table:table-cell table:formula="of:=[.E32]-[.$E$53]" office:value-type="float" office:value="0.195238095238095" calcext:value-type="float">
            <text:p>0.1952380952</text:p>
          </table:table-cell>
          <table:table-cell/>
          <table:table-cell table:formula="of:=[.G32]*[.G32]" office:value-type="float" office:value="0.417100694444445" calcext:value-type="float">
            <text:p>0.4171006944</text:p>
          </table:table-cell>
          <table:table-cell table:formula="of:=[.G32]*[.H32]" office:value-type="float" office:value="0.12609126984127" calcext:value-type="float">
            <text:p>0.1260912698</text:p>
          </table:table-cell>
          <table:table-cell table:formula="of:=[.G32]*[.H32]" office:value-type="float" office:value="0.12609126984127" calcext:value-type="float">
            <text:p>0.1260912698</text:p>
          </table:table-cell>
          <table:table-cell table:formula="of:=[.H32]*[.H32]" office:value-type="float" office:value="0.0381179138321995" calcext:value-type="float">
            <text:p>0.0381179138</text:p>
          </table:table-cell>
          <table:table-cell table:number-columns-repeated="11"/>
        </table:table-row>
        <table:table-row table:style-name="ro1">
          <table:table-cell office:value-type="float" office:value="0.895" calcext:value-type="float">
            <text:p>0.89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$H$3]*[.A33]+[.$I$3]*[.B33]+[.$H$2]" office:value-type="float" office:value="1.095" calcext:value-type="float">
            <text:p>1.095</text:p>
          </table:table-cell>
          <table:table-cell table:formula="of:=[.$H$4]*[.A33]+[.$I$4]*[.B33]+[.$I$2]" office:value-type="float" office:value="0.3" calcext:value-type="float">
            <text:p>0.3</text:p>
          </table:table-cell>
          <table:table-cell/>
          <table:table-cell table:formula="of:=[.D33]-[.$D$53]" office:value-type="float" office:value="0.640833333333333" calcext:value-type="float">
            <text:p>0.6408333333</text:p>
          </table:table-cell>
          <table:table-cell table:formula="of:=[.E33]-[.$E$53]" office:value-type="float" office:value="0.0952380952380953" calcext:value-type="float">
            <text:p>0.0952380952</text:p>
          </table:table-cell>
          <table:table-cell/>
          <table:table-cell table:formula="of:=[.G33]*[.G33]" office:value-type="float" office:value="0.410667361111111" calcext:value-type="float">
            <text:p>0.4106673611</text:p>
          </table:table-cell>
          <table:table-cell table:formula="of:=[.G33]*[.H33]" office:value-type="float" office:value="0.061031746031746" calcext:value-type="float">
            <text:p>0.061031746</text:p>
          </table:table-cell>
          <table:table-cell table:formula="of:=[.G33]*[.H33]" office:value-type="float" office:value="0.061031746031746" calcext:value-type="float">
            <text:p>0.061031746</text:p>
          </table:table-cell>
          <table:table-cell table:formula="of:=[.H33]*[.H33]" office:value-type="float" office:value="0.0090702947845805" calcext:value-type="float">
            <text:p>0.0090702948</text:p>
          </table:table-cell>
          <table:table-cell table:number-columns-repeated="11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H$3]*[.A34]+[.$I$3]*[.B34]+[.$H$2]" office:value-type="float" office:value="1.09" calcext:value-type="float">
            <text:p>1.09</text:p>
          </table:table-cell>
          <table:table-cell table:formula="of:=[.$H$4]*[.A34]+[.$I$4]*[.B34]+[.$I$2]" office:value-type="float" office:value="0.2" calcext:value-type="float">
            <text:p>0.2</text:p>
          </table:table-cell>
          <table:table-cell/>
          <table:table-cell table:formula="of:=[.D34]-[.$D$53]" office:value-type="float" office:value="0.635833333333333" calcext:value-type="float">
            <text:p>0.6358333333</text:p>
          </table:table-cell>
          <table:table-cell table:formula="of:=[.E34]-[.$E$53]" office:value-type="float" office:value="-0.00476190476190477" calcext:value-type="float">
            <text:p>-0.0047619048</text:p>
          </table:table-cell>
          <table:table-cell/>
          <table:table-cell table:formula="of:=[.G34]*[.G34]" office:value-type="float" office:value="0.404284027777778" calcext:value-type="float">
            <text:p>0.4042840278</text:p>
          </table:table-cell>
          <table:table-cell table:formula="of:=[.G34]*[.H34]" office:value-type="float" office:value="-0.00302777777777779" calcext:value-type="float">
            <text:p>-0.0030277778</text:p>
          </table:table-cell>
          <table:table-cell table:formula="of:=[.G34]*[.H34]" office:value-type="float" office:value="-0.00302777777777779" calcext:value-type="float">
            <text:p>-0.0030277778</text:p>
          </table:table-cell>
          <table:table-cell table:formula="of:=[.H34]*[.H34]" office:value-type="float" office:value="0.0000226757369614513" calcext:value-type="float">
            <text:p>2.26757369614513E-005</text:p>
          </table:table-cell>
          <table:table-cell table:number-columns-repeated="11"/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-0.1" calcext:value-type="float">
            <text:p>-0.1</text:p>
          </table:table-cell>
          <table:table-cell/>
          <table:table-cell table:formula="of:=[.$H$3]*[.A35]+[.$I$3]*[.B35]+[.$H$2]" office:value-type="float" office:value="1.085" calcext:value-type="float">
            <text:p>1.085</text:p>
          </table:table-cell>
          <table:table-cell table:formula="of:=[.$H$4]*[.A35]+[.$I$4]*[.B35]+[.$I$2]" office:value-type="float" office:value="0.1" calcext:value-type="float">
            <text:p>0.1</text:p>
          </table:table-cell>
          <table:table-cell/>
          <table:table-cell table:formula="of:=[.D35]-[.$D$53]" office:value-type="float" office:value="0.630833333333333" calcext:value-type="float">
            <text:p>0.6308333333</text:p>
          </table:table-cell>
          <table:table-cell table:formula="of:=[.E35]-[.$E$53]" office:value-type="float" office:value="-0.104761904761905" calcext:value-type="float">
            <text:p>-0.1047619048</text:p>
          </table:table-cell>
          <table:table-cell/>
          <table:table-cell table:formula="of:=[.G35]*[.G35]" office:value-type="float" office:value="0.397950694444444" calcext:value-type="float">
            <text:p>0.3979506944</text:p>
          </table:table-cell>
          <table:table-cell table:formula="of:=[.G35]*[.H35]" office:value-type="float" office:value="-0.0660873015873016" calcext:value-type="float">
            <text:p>-0.0660873016</text:p>
          </table:table-cell>
          <table:table-cell table:formula="of:=[.G35]*[.H35]" office:value-type="float" office:value="-0.0660873015873016" calcext:value-type="float">
            <text:p>-0.0660873016</text:p>
          </table:table-cell>
          <table:table-cell table:formula="of:=[.H35]*[.H35]" office:value-type="float" office:value="0.0109750566893424" calcext:value-type="float">
            <text:p>0.0109750567</text:p>
          </table:table-cell>
          <table:table-cell table:number-columns-repeated="11"/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-0.2" calcext:value-type="float">
            <text:p>-0.2</text:p>
          </table:table-cell>
          <table:table-cell/>
          <table:table-cell table:formula="of:=[.$H$3]*[.A36]+[.$I$3]*[.B36]+[.$H$2]" office:value-type="float" office:value="1.085" calcext:value-type="float">
            <text:p>1.085</text:p>
          </table:table-cell>
          <table:table-cell table:formula="of:=[.$H$4]*[.A36]+[.$I$4]*[.B36]+[.$I$2]" office:value-type="float" office:value="0" calcext:value-type="float">
            <text:p>0</text:p>
          </table:table-cell>
          <table:table-cell/>
          <table:table-cell table:formula="of:=[.D36]-[.$D$53]" office:value-type="float" office:value="0.630833333333333" calcext:value-type="float">
            <text:p>0.6308333333</text:p>
          </table:table-cell>
          <table:table-cell table:formula="of:=[.E36]-[.$E$53]" office:value-type="float" office:value="-0.204761904761905" calcext:value-type="float">
            <text:p>-0.2047619048</text:p>
          </table:table-cell>
          <table:table-cell/>
          <table:table-cell table:formula="of:=[.G36]*[.G36]" office:value-type="float" office:value="0.397950694444444" calcext:value-type="float">
            <text:p>0.3979506944</text:p>
          </table:table-cell>
          <table:table-cell table:formula="of:=[.G36]*[.H36]" office:value-type="float" office:value="-0.129170634920635" calcext:value-type="float">
            <text:p>-0.1291706349</text:p>
          </table:table-cell>
          <table:table-cell table:formula="of:=[.G36]*[.H36]" office:value-type="float" office:value="-0.129170634920635" calcext:value-type="float">
            <text:p>-0.1291706349</text:p>
          </table:table-cell>
          <table:table-cell table:formula="of:=[.H36]*[.H36]" office:value-type="float" office:value="0.0419274376417234" calcext:value-type="float">
            <text:p>0.0419274376</text:p>
          </table:table-cell>
          <table:table-cell table:number-columns-repeated="11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-0.3" calcext:value-type="float">
            <text:p>-0.3</text:p>
          </table:table-cell>
          <table:table-cell/>
          <table:table-cell table:formula="of:=[.$H$3]*[.A37]+[.$I$3]*[.B37]+[.$H$2]" office:value-type="float" office:value="1.08" calcext:value-type="float">
            <text:p>1.08</text:p>
          </table:table-cell>
          <table:table-cell table:formula="of:=[.$H$4]*[.A37]+[.$I$4]*[.B37]+[.$I$2]" office:value-type="float" office:value="-0.1" calcext:value-type="float">
            <text:p>-0.1</text:p>
          </table:table-cell>
          <table:table-cell/>
          <table:table-cell table:formula="of:=[.D37]-[.$D$53]" office:value-type="float" office:value="0.625833333333333" calcext:value-type="float">
            <text:p>0.6258333333</text:p>
          </table:table-cell>
          <table:table-cell table:formula="of:=[.E37]-[.$E$53]" office:value-type="float" office:value="-0.304761904761905" calcext:value-type="float">
            <text:p>-0.3047619048</text:p>
          </table:table-cell>
          <table:table-cell/>
          <table:table-cell table:formula="of:=[.G37]*[.G37]" office:value-type="float" office:value="0.391667361111111" calcext:value-type="float">
            <text:p>0.3916673611</text:p>
          </table:table-cell>
          <table:table-cell table:formula="of:=[.G37]*[.H37]" office:value-type="float" office:value="-0.190730158730159" calcext:value-type="float">
            <text:p>-0.1907301587</text:p>
          </table:table-cell>
          <table:table-cell table:formula="of:=[.G37]*[.H37]" office:value-type="float" office:value="-0.190730158730159" calcext:value-type="float">
            <text:p>-0.1907301587</text:p>
          </table:table-cell>
          <table:table-cell table:formula="of:=[.H37]*[.H37]" office:value-type="float" office:value="0.0928798185941043" calcext:value-type="float">
            <text:p>0.0928798186</text:p>
          </table:table-cell>
          <table:table-cell table:number-columns-repeated="11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-0.4" calcext:value-type="float">
            <text:p>-0.4</text:p>
          </table:table-cell>
          <table:table-cell/>
          <table:table-cell table:formula="of:=[.$H$3]*[.A38]+[.$I$3]*[.B38]+[.$H$2]" office:value-type="float" office:value="1.08" calcext:value-type="float">
            <text:p>1.08</text:p>
          </table:table-cell>
          <table:table-cell table:formula="of:=[.$H$4]*[.A38]+[.$I$4]*[.B38]+[.$I$2]" office:value-type="float" office:value="-0.2" calcext:value-type="float">
            <text:p>-0.2</text:p>
          </table:table-cell>
          <table:table-cell/>
          <table:table-cell table:formula="of:=[.D38]-[.$D$53]" office:value-type="float" office:value="0.625833333333333" calcext:value-type="float">
            <text:p>0.6258333333</text:p>
          </table:table-cell>
          <table:table-cell table:formula="of:=[.E38]-[.$E$53]" office:value-type="float" office:value="-0.404761904761905" calcext:value-type="float">
            <text:p>-0.4047619048</text:p>
          </table:table-cell>
          <table:table-cell/>
          <table:table-cell table:formula="of:=[.G38]*[.G38]" office:value-type="float" office:value="0.391667361111111" calcext:value-type="float">
            <text:p>0.3916673611</text:p>
          </table:table-cell>
          <table:table-cell table:formula="of:=[.G38]*[.H38]" office:value-type="float" office:value="-0.253313492063492" calcext:value-type="float">
            <text:p>-0.2533134921</text:p>
          </table:table-cell>
          <table:table-cell table:formula="of:=[.G38]*[.H38]" office:value-type="float" office:value="-0.253313492063492" calcext:value-type="float">
            <text:p>-0.2533134921</text:p>
          </table:table-cell>
          <table:table-cell table:formula="of:=[.H38]*[.H38]" office:value-type="float" office:value="0.163832199546485" calcext:value-type="float">
            <text:p>0.1638321995</text:p>
          </table:table-cell>
          <table:table-cell table:number-columns-repeated="11"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-0.5" calcext:value-type="float">
            <text:p>-0.5</text:p>
          </table:table-cell>
          <table:table-cell/>
          <table:table-cell table:formula="of:=[.$H$3]*[.A39]+[.$I$3]*[.B39]+[.$H$2]" office:value-type="float" office:value="1.075" calcext:value-type="float">
            <text:p>1.075</text:p>
          </table:table-cell>
          <table:table-cell table:formula="of:=[.$H$4]*[.A39]+[.$I$4]*[.B39]+[.$I$2]" office:value-type="float" office:value="-0.3" calcext:value-type="float">
            <text:p>-0.3</text:p>
          </table:table-cell>
          <table:table-cell/>
          <table:table-cell table:formula="of:=[.D39]-[.$D$53]" office:value-type="float" office:value="0.620833333333333" calcext:value-type="float">
            <text:p>0.6208333333</text:p>
          </table:table-cell>
          <table:table-cell table:formula="of:=[.E39]-[.$E$53]" office:value-type="float" office:value="-0.504761904761905" calcext:value-type="float">
            <text:p>-0.5047619048</text:p>
          </table:table-cell>
          <table:table-cell/>
          <table:table-cell table:formula="of:=[.G39]*[.G39]" office:value-type="float" office:value="0.385434027777778" calcext:value-type="float">
            <text:p>0.3854340278</text:p>
          </table:table-cell>
          <table:table-cell table:formula="of:=[.G39]*[.H39]" office:value-type="float" office:value="-0.313373015873016" calcext:value-type="float">
            <text:p>-0.3133730159</text:p>
          </table:table-cell>
          <table:table-cell table:formula="of:=[.G39]*[.H39]" office:value-type="float" office:value="-0.313373015873016" calcext:value-type="float">
            <text:p>-0.3133730159</text:p>
          </table:table-cell>
          <table:table-cell table:formula="of:=[.H39]*[.H39]" office:value-type="float" office:value="0.254784580498866" calcext:value-type="float">
            <text:p>0.2547845805</text:p>
          </table:table-cell>
          <table:table-cell table:number-columns-repeated="11"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-0.6" calcext:value-type="float">
            <text:p>-0.6</text:p>
          </table:table-cell>
          <table:table-cell/>
          <table:table-cell table:formula="of:=[.$H$3]*[.A40]+[.$I$3]*[.B40]+[.$H$2]" office:value-type="float" office:value="1.075" calcext:value-type="float">
            <text:p>1.075</text:p>
          </table:table-cell>
          <table:table-cell table:formula="of:=[.$H$4]*[.A40]+[.$I$4]*[.B40]+[.$I$2]" office:value-type="float" office:value="-0.4" calcext:value-type="float">
            <text:p>-0.4</text:p>
          </table:table-cell>
          <table:table-cell/>
          <table:table-cell table:formula="of:=[.D40]-[.$D$53]" office:value-type="float" office:value="0.620833333333333" calcext:value-type="float">
            <text:p>0.6208333333</text:p>
          </table:table-cell>
          <table:table-cell table:formula="of:=[.E40]-[.$E$53]" office:value-type="float" office:value="-0.604761904761905" calcext:value-type="float">
            <text:p>-0.6047619048</text:p>
          </table:table-cell>
          <table:table-cell/>
          <table:table-cell table:formula="of:=[.G40]*[.G40]" office:value-type="float" office:value="0.385434027777778" calcext:value-type="float">
            <text:p>0.3854340278</text:p>
          </table:table-cell>
          <table:table-cell table:formula="of:=[.G40]*[.H40]" office:value-type="float" office:value="-0.375456349206349" calcext:value-type="float">
            <text:p>-0.3754563492</text:p>
          </table:table-cell>
          <table:table-cell table:formula="of:=[.G40]*[.H40]" office:value-type="float" office:value="-0.375456349206349" calcext:value-type="float">
            <text:p>-0.3754563492</text:p>
          </table:table-cell>
          <table:table-cell table:formula="of:=[.H40]*[.H40]" office:value-type="float" office:value="0.365736961451247" calcext:value-type="float">
            <text:p>0.3657369615</text:p>
          </table:table-cell>
          <table:table-cell table:number-columns-repeated="11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-0.7" calcext:value-type="float">
            <text:p>-0.7</text:p>
          </table:table-cell>
          <table:table-cell/>
          <table:table-cell table:formula="of:=[.$H$3]*[.A41]+[.$I$3]*[.B41]+[.$H$2]" office:value-type="float" office:value="1.07" calcext:value-type="float">
            <text:p>1.07</text:p>
          </table:table-cell>
          <table:table-cell table:formula="of:=[.$H$4]*[.A41]+[.$I$4]*[.B41]+[.$I$2]" office:value-type="float" office:value="-0.5" calcext:value-type="float">
            <text:p>-0.5</text:p>
          </table:table-cell>
          <table:table-cell/>
          <table:table-cell table:formula="of:=[.D41]-[.$D$53]" office:value-type="float" office:value="0.615833333333333" calcext:value-type="float">
            <text:p>0.6158333333</text:p>
          </table:table-cell>
          <table:table-cell table:formula="of:=[.E41]-[.$E$53]" office:value-type="float" office:value="-0.704761904761905" calcext:value-type="float">
            <text:p>-0.7047619048</text:p>
          </table:table-cell>
          <table:table-cell/>
          <table:table-cell table:formula="of:=[.G41]*[.G41]" office:value-type="float" office:value="0.379250694444445" calcext:value-type="float">
            <text:p>0.3792506944</text:p>
          </table:table-cell>
          <table:table-cell table:formula="of:=[.G41]*[.H41]" office:value-type="float" office:value="-0.434015873015873" calcext:value-type="float">
            <text:p>-0.434015873</text:p>
          </table:table-cell>
          <table:table-cell table:formula="of:=[.G41]*[.H41]" office:value-type="float" office:value="-0.434015873015873" calcext:value-type="float">
            <text:p>-0.434015873</text:p>
          </table:table-cell>
          <table:table-cell table:formula="of:=[.H41]*[.H41]" office:value-type="float" office:value="0.496689342403628" calcext:value-type="float">
            <text:p>0.4966893424</text:p>
          </table:table-cell>
          <table:table-cell table:number-columns-repeated="11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-0.8" calcext:value-type="float">
            <text:p>-0.8</text:p>
          </table:table-cell>
          <table:table-cell/>
          <table:table-cell table:formula="of:=[.$H$3]*[.A42]+[.$I$3]*[.B42]+[.$H$2]" office:value-type="float" office:value="1.07" calcext:value-type="float">
            <text:p>1.07</text:p>
          </table:table-cell>
          <table:table-cell table:formula="of:=[.$H$4]*[.A42]+[.$I$4]*[.B42]+[.$I$2]" office:value-type="float" office:value="-0.6" calcext:value-type="float">
            <text:p>-0.6</text:p>
          </table:table-cell>
          <table:table-cell/>
          <table:table-cell table:formula="of:=[.D42]-[.$D$53]" office:value-type="float" office:value="0.615833333333333" calcext:value-type="float">
            <text:p>0.6158333333</text:p>
          </table:table-cell>
          <table:table-cell table:formula="of:=[.E42]-[.$E$53]" office:value-type="float" office:value="-0.804761904761905" calcext:value-type="float">
            <text:p>-0.8047619048</text:p>
          </table:table-cell>
          <table:table-cell/>
          <table:table-cell table:formula="of:=[.G42]*[.G42]" office:value-type="float" office:value="0.379250694444445" calcext:value-type="float">
            <text:p>0.3792506944</text:p>
          </table:table-cell>
          <table:table-cell table:formula="of:=[.G42]*[.H42]" office:value-type="float" office:value="-0.495599206349207" calcext:value-type="float">
            <text:p>-0.4955992063</text:p>
          </table:table-cell>
          <table:table-cell table:formula="of:=[.G42]*[.H42]" office:value-type="float" office:value="-0.495599206349207" calcext:value-type="float">
            <text:p>-0.4955992063</text:p>
          </table:table-cell>
          <table:table-cell table:formula="of:=[.H42]*[.H42]" office:value-type="float" office:value="0.647641723356009" calcext:value-type="float">
            <text:p>0.6476417234</text:p>
          </table:table-cell>
          <table:table-cell table:number-columns-repeated="11"/>
        </table:table-row>
        <table:table-row table:style-name="ro1">
          <table:table-cell office:value-type="float" office:value="0.865" calcext:value-type="float">
            <text:p>0.865</text:p>
          </table:table-cell>
          <table:table-cell office:value-type="float" office:value="-0.9" calcext:value-type="float">
            <text:p>-0.9</text:p>
          </table:table-cell>
          <table:table-cell/>
          <table:table-cell table:formula="of:=[.$H$3]*[.A43]+[.$I$3]*[.B43]+[.$H$2]" office:value-type="float" office:value="1.065" calcext:value-type="float">
            <text:p>1.065</text:p>
          </table:table-cell>
          <table:table-cell table:formula="of:=[.$H$4]*[.A43]+[.$I$4]*[.B43]+[.$I$2]" office:value-type="float" office:value="-0.7" calcext:value-type="float">
            <text:p>-0.7</text:p>
          </table:table-cell>
          <table:table-cell/>
          <table:table-cell table:formula="of:=[.D43]-[.$D$53]" office:value-type="float" office:value="0.610833333333333" calcext:value-type="float">
            <text:p>0.6108333333</text:p>
          </table:table-cell>
          <table:table-cell table:formula="of:=[.E43]-[.$E$53]" office:value-type="float" office:value="-0.904761904761905" calcext:value-type="float">
            <text:p>-0.9047619048</text:p>
          </table:table-cell>
          <table:table-cell/>
          <table:table-cell table:formula="of:=[.G43]*[.G43]" office:value-type="float" office:value="0.373117361111111" calcext:value-type="float">
            <text:p>0.3731173611</text:p>
          </table:table-cell>
          <table:table-cell table:formula="of:=[.G43]*[.H43]" office:value-type="float" office:value="-0.55265873015873" calcext:value-type="float">
            <text:p>-0.5526587302</text:p>
          </table:table-cell>
          <table:table-cell table:formula="of:=[.G43]*[.H43]" office:value-type="float" office:value="-0.55265873015873" calcext:value-type="float">
            <text:p>-0.5526587302</text:p>
          </table:table-cell>
          <table:table-cell table:formula="of:=[.H43]*[.H43]" office:value-type="float" office:value="0.81859410430839" calcext:value-type="float">
            <text:p>0.8185941043</text:p>
          </table:table-cell>
          <table:table-cell table:number-columns-repeated="11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$H$3]*[.A44]+[.$I$3]*[.B44]+[.$H$2]" office:value-type="float" office:value="-0.1" calcext:value-type="float">
            <text:p>-0.1</text:p>
          </table:table-cell>
          <table:table-cell table:formula="of:=[.$H$4]*[.A44]+[.$I$4]*[.B44]+[.$I$2]" office:value-type="float" office:value="0.5" calcext:value-type="float">
            <text:p>0.5</text:p>
          </table:table-cell>
          <table:table-cell/>
          <table:table-cell table:formula="of:=[.D44]-[.$D$53]" office:value-type="float" office:value="-0.554166666666667" calcext:value-type="float">
            <text:p>-0.5541666667</text:p>
          </table:table-cell>
          <table:table-cell table:formula="of:=[.E44]-[.$E$53]" office:value-type="float" office:value="0.295238095238095" calcext:value-type="float">
            <text:p>0.2952380952</text:p>
          </table:table-cell>
          <table:table-cell/>
          <table:table-cell table:formula="of:=[.G44]*[.G44]" office:value-type="float" office:value="0.307100694444444" calcext:value-type="float">
            <text:p>0.3071006944</text:p>
          </table:table-cell>
          <table:table-cell table:formula="of:=[.G44]*[.H44]" office:value-type="float" office:value="-0.163611111111111" calcext:value-type="float">
            <text:p>-0.1636111111</text:p>
          </table:table-cell>
          <table:table-cell table:formula="of:=[.G44]*[.H44]" office:value-type="float" office:value="-0.163611111111111" calcext:value-type="float">
            <text:p>-0.1636111111</text:p>
          </table:table-cell>
          <table:table-cell table:formula="of:=[.H44]*[.H44]" office:value-type="float" office:value="0.0871655328798186" calcext:value-type="float">
            <text:p>0.0871655329</text:p>
          </table:table-cell>
          <table:table-cell table:number-columns-repeated="11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$H$3]*[.A45]+[.$I$3]*[.B45]+[.$H$2]" office:value-type="float" office:value="-0.3" calcext:value-type="float">
            <text:p>-0.3</text:p>
          </table:table-cell>
          <table:table-cell table:formula="of:=[.$H$4]*[.A45]+[.$I$4]*[.B45]+[.$I$2]" office:value-type="float" office:value="0.5" calcext:value-type="float">
            <text:p>0.5</text:p>
          </table:table-cell>
          <table:table-cell/>
          <table:table-cell table:formula="of:=[.D45]-[.$D$53]" office:value-type="float" office:value="-0.754166666666667" calcext:value-type="float">
            <text:p>-0.7541666667</text:p>
          </table:table-cell>
          <table:table-cell table:formula="of:=[.E45]-[.$E$53]" office:value-type="float" office:value="0.295238095238095" calcext:value-type="float">
            <text:p>0.2952380952</text:p>
          </table:table-cell>
          <table:table-cell/>
          <table:table-cell table:formula="of:=[.G45]*[.G45]" office:value-type="float" office:value="0.568767361111111" calcext:value-type="float">
            <text:p>0.5687673611</text:p>
          </table:table-cell>
          <table:table-cell table:formula="of:=[.G45]*[.H45]" office:value-type="float" office:value="-0.22265873015873" calcext:value-type="float">
            <text:p>-0.2226587302</text:p>
          </table:table-cell>
          <table:table-cell table:formula="of:=[.G45]*[.H45]" office:value-type="float" office:value="-0.22265873015873" calcext:value-type="float">
            <text:p>-0.2226587302</text:p>
          </table:table-cell>
          <table:table-cell table:formula="of:=[.H45]*[.H45]" office:value-type="float" office:value="0.0871655328798186" calcext:value-type="float">
            <text:p>0.0871655329</text:p>
          </table:table-cell>
          <table:table-cell table:number-columns-repeated="11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$H$3]*[.A46]+[.$I$3]*[.B46]+[.$H$2]" office:value-type="float" office:value="-0.5" calcext:value-type="float">
            <text:p>-0.5</text:p>
          </table:table-cell>
          <table:table-cell table:formula="of:=[.$H$4]*[.A46]+[.$I$4]*[.B46]+[.$I$2]" office:value-type="float" office:value="0.5" calcext:value-type="float">
            <text:p>0.5</text:p>
          </table:table-cell>
          <table:table-cell/>
          <table:table-cell table:formula="of:=[.D46]-[.$D$53]" office:value-type="float" office:value="-0.954166666666667" calcext:value-type="float">
            <text:p>-0.9541666667</text:p>
          </table:table-cell>
          <table:table-cell table:formula="of:=[.E46]-[.$E$53]" office:value-type="float" office:value="0.295238095238095" calcext:value-type="float">
            <text:p>0.2952380952</text:p>
          </table:table-cell>
          <table:table-cell/>
          <table:table-cell table:formula="of:=[.G46]*[.G46]" office:value-type="float" office:value="0.910434027777778" calcext:value-type="float">
            <text:p>0.9104340278</text:p>
          </table:table-cell>
          <table:table-cell table:formula="of:=[.G46]*[.H46]" office:value-type="float" office:value="-0.281706349206349" calcext:value-type="float">
            <text:p>-0.2817063492</text:p>
          </table:table-cell>
          <table:table-cell table:formula="of:=[.G46]*[.H46]" office:value-type="float" office:value="-0.281706349206349" calcext:value-type="float">
            <text:p>-0.2817063492</text:p>
          </table:table-cell>
          <table:table-cell table:formula="of:=[.H46]*[.H46]" office:value-type="float" office:value="0.0871655328798186" calcext:value-type="float">
            <text:p>0.0871655329</text:p>
          </table:table-cell>
          <table:table-cell table:number-columns-repeated="11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$H$3]*[.A47]+[.$I$3]*[.B47]+[.$H$2]" office:value-type="float" office:value="-0.7" calcext:value-type="float">
            <text:p>-0.7</text:p>
          </table:table-cell>
          <table:table-cell table:formula="of:=[.$H$4]*[.A47]+[.$I$4]*[.B47]+[.$I$2]" office:value-type="float" office:value="0.5" calcext:value-type="float">
            <text:p>0.5</text:p>
          </table:table-cell>
          <table:table-cell/>
          <table:table-cell table:formula="of:=[.D47]-[.$D$53]" office:value-type="float" office:value="-1.15416666666667" calcext:value-type="float">
            <text:p>-1.1541666667</text:p>
          </table:table-cell>
          <table:table-cell table:formula="of:=[.E47]-[.$E$53]" office:value-type="float" office:value="0.295238095238095" calcext:value-type="float">
            <text:p>0.2952380952</text:p>
          </table:table-cell>
          <table:table-cell/>
          <table:table-cell table:formula="of:=[.G47]*[.G47]" office:value-type="float" office:value="1.33210069444444" calcext:value-type="float">
            <text:p>1.3321006944</text:p>
          </table:table-cell>
          <table:table-cell table:formula="of:=[.G47]*[.H47]" office:value-type="float" office:value="-0.340753968253968" calcext:value-type="float">
            <text:p>-0.3407539683</text:p>
          </table:table-cell>
          <table:table-cell table:formula="of:=[.G47]*[.H47]" office:value-type="float" office:value="-0.340753968253968" calcext:value-type="float">
            <text:p>-0.3407539683</text:p>
          </table:table-cell>
          <table:table-cell table:formula="of:=[.H47]*[.H47]" office:value-type="float" office:value="0.0871655328798186" calcext:value-type="float">
            <text:p>0.0871655329</text:p>
          </table:table-cell>
          <table:table-cell table:number-columns-repeated="11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0.2" calcext:value-type="float">
            <text:p>-0.2</text:p>
          </table:table-cell>
          <table:table-cell/>
          <table:table-cell table:formula="of:=[.$H$3]*[.A48]+[.$I$3]*[.B48]+[.$H$2]" office:value-type="float" office:value="-0.1" calcext:value-type="float">
            <text:p>-0.1</text:p>
          </table:table-cell>
          <table:table-cell table:formula="of:=[.$H$4]*[.A48]+[.$I$4]*[.B48]+[.$I$2]" office:value-type="float" office:value="0" calcext:value-type="float">
            <text:p>0</text:p>
          </table:table-cell>
          <table:table-cell/>
          <table:table-cell table:formula="of:=[.D48]-[.$D$53]" office:value-type="float" office:value="-0.554166666666667" calcext:value-type="float">
            <text:p>-0.5541666667</text:p>
          </table:table-cell>
          <table:table-cell table:formula="of:=[.E48]-[.$E$53]" office:value-type="float" office:value="-0.204761904761905" calcext:value-type="float">
            <text:p>-0.2047619048</text:p>
          </table:table-cell>
          <table:table-cell/>
          <table:table-cell table:formula="of:=[.G48]*[.G48]" office:value-type="float" office:value="0.307100694444444" calcext:value-type="float">
            <text:p>0.3071006944</text:p>
          </table:table-cell>
          <table:table-cell table:formula="of:=[.G48]*[.H48]" office:value-type="float" office:value="0.113472222222222" calcext:value-type="float">
            <text:p>0.1134722222</text:p>
          </table:table-cell>
          <table:table-cell table:formula="of:=[.G48]*[.H48]" office:value-type="float" office:value="0.113472222222222" calcext:value-type="float">
            <text:p>0.1134722222</text:p>
          </table:table-cell>
          <table:table-cell table:formula="of:=[.H48]*[.H48]" office:value-type="float" office:value="0.0419274376417234" calcext:value-type="float">
            <text:p>0.0419274376</text:p>
          </table:table-cell>
          <table:table-cell table:number-columns-repeated="11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0.2" calcext:value-type="float">
            <text:p>-0.2</text:p>
          </table:table-cell>
          <table:table-cell/>
          <table:table-cell table:formula="of:=[.$H$3]*[.A49]+[.$I$3]*[.B49]+[.$H$2]" office:value-type="float" office:value="-0.3" calcext:value-type="float">
            <text:p>-0.3</text:p>
          </table:table-cell>
          <table:table-cell table:formula="of:=[.$H$4]*[.A49]+[.$I$4]*[.B49]+[.$I$2]" office:value-type="float" office:value="0" calcext:value-type="float">
            <text:p>0</text:p>
          </table:table-cell>
          <table:table-cell/>
          <table:table-cell table:formula="of:=[.D49]-[.$D$53]" office:value-type="float" office:value="-0.754166666666667" calcext:value-type="float">
            <text:p>-0.7541666667</text:p>
          </table:table-cell>
          <table:table-cell table:formula="of:=[.E49]-[.$E$53]" office:value-type="float" office:value="-0.204761904761905" calcext:value-type="float">
            <text:p>-0.2047619048</text:p>
          </table:table-cell>
          <table:table-cell/>
          <table:table-cell table:formula="of:=[.G49]*[.G49]" office:value-type="float" office:value="0.568767361111111" calcext:value-type="float">
            <text:p>0.5687673611</text:p>
          </table:table-cell>
          <table:table-cell table:formula="of:=[.G49]*[.H49]" office:value-type="float" office:value="0.154424603174603" calcext:value-type="float">
            <text:p>0.1544246032</text:p>
          </table:table-cell>
          <table:table-cell table:formula="of:=[.G49]*[.H49]" office:value-type="float" office:value="0.154424603174603" calcext:value-type="float">
            <text:p>0.1544246032</text:p>
          </table:table-cell>
          <table:table-cell table:formula="of:=[.H49]*[.H49]" office:value-type="float" office:value="0.0419274376417234" calcext:value-type="float">
            <text:p>0.0419274376</text:p>
          </table:table-cell>
          <table:table-cell table:number-columns-repeated="11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0.2" calcext:value-type="float">
            <text:p>-0.2</text:p>
          </table:table-cell>
          <table:table-cell/>
          <table:table-cell table:formula="of:=[.$H$3]*[.A50]+[.$I$3]*[.B50]+[.$H$2]" office:value-type="float" office:value="-0.5" calcext:value-type="float">
            <text:p>-0.5</text:p>
          </table:table-cell>
          <table:table-cell table:formula="of:=[.$H$4]*[.A50]+[.$I$4]*[.B50]+[.$I$2]" office:value-type="float" office:value="0" calcext:value-type="float">
            <text:p>0</text:p>
          </table:table-cell>
          <table:table-cell/>
          <table:table-cell table:formula="of:=[.D50]-[.$D$53]" office:value-type="float" office:value="-0.954166666666667" calcext:value-type="float">
            <text:p>-0.9541666667</text:p>
          </table:table-cell>
          <table:table-cell table:formula="of:=[.E50]-[.$E$53]" office:value-type="float" office:value="-0.204761904761905" calcext:value-type="float">
            <text:p>-0.2047619048</text:p>
          </table:table-cell>
          <table:table-cell/>
          <table:table-cell table:formula="of:=[.G50]*[.G50]" office:value-type="float" office:value="0.910434027777778" calcext:value-type="float">
            <text:p>0.9104340278</text:p>
          </table:table-cell>
          <table:table-cell table:formula="of:=[.G50]*[.H50]" office:value-type="float" office:value="0.195376984126984" calcext:value-type="float">
            <text:p>0.1953769841</text:p>
          </table:table-cell>
          <table:table-cell table:formula="of:=[.G50]*[.H50]" office:value-type="float" office:value="0.195376984126984" calcext:value-type="float">
            <text:p>0.1953769841</text:p>
          </table:table-cell>
          <table:table-cell table:formula="of:=[.H50]*[.H50]" office:value-type="float" office:value="0.0419274376417234" calcext:value-type="float">
            <text:p>0.0419274376</text:p>
          </table:table-cell>
          <table:table-cell table:number-columns-repeated="11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0.2" calcext:value-type="float">
            <text:p>-0.2</text:p>
          </table:table-cell>
          <table:table-cell/>
          <table:table-cell table:formula="of:=[.$H$3]*[.A51]+[.$I$3]*[.B51]+[.$H$2]" office:value-type="float" office:value="-0.7" calcext:value-type="float">
            <text:p>-0.7</text:p>
          </table:table-cell>
          <table:table-cell table:formula="of:=[.$H$4]*[.A51]+[.$I$4]*[.B51]+[.$I$2]" office:value-type="float" office:value="0" calcext:value-type="float">
            <text:p>0</text:p>
          </table:table-cell>
          <table:table-cell/>
          <table:table-cell table:formula="of:=[.D51]-[.$D$53]" office:value-type="float" office:value="-1.15416666666667" calcext:value-type="float">
            <text:p>-1.1541666667</text:p>
          </table:table-cell>
          <table:table-cell table:formula="of:=[.E51]-[.$E$53]" office:value-type="float" office:value="-0.204761904761905" calcext:value-type="float">
            <text:p>-0.2047619048</text:p>
          </table:table-cell>
          <table:table-cell/>
          <table:table-cell table:formula="of:=[.G51]*[.G51]" office:value-type="float" office:value="1.33210069444444" calcext:value-type="float">
            <text:p>1.3321006944</text:p>
          </table:table-cell>
          <table:table-cell table:formula="of:=[.G51]*[.H51]" office:value-type="float" office:value="0.236329365079365" calcext:value-type="float">
            <text:p>0.2363293651</text:p>
          </table:table-cell>
          <table:table-cell table:formula="of:=[.G51]*[.H51]" office:value-type="float" office:value="0.236329365079365" calcext:value-type="float">
            <text:p>0.2363293651</text:p>
          </table:table-cell>
          <table:table-cell table:formula="of:=[.H51]*[.H51]" office:value-type="float" office:value="0.0419274376417234" calcext:value-type="float">
            <text:p>0.0419274376</text:p>
          </table:table-cell>
          <table:table-cell table:number-columns-repeated="11"/>
        </table:table-row>
        <table:table-row table:style-name="ro1">
          <table:table-cell table:number-columns-repeated="24"/>
        </table:table-row>
        <table:table-row table:style-name="ro1">
          <table:table-cell table:formula="of:=AVERAGE([.A10:.A51])" office:value-type="float" office:value="0.254166666666667" calcext:value-type="float">
            <text:p>0.2541666667</text:p>
          </table:table-cell>
          <table:table-cell table:formula="of:=AVERAGE([.B10:.B51])" office:value-type="float" office:value="0.00476190476190476" calcext:value-type="float">
            <text:p>0.0047619048</text:p>
          </table:table-cell>
          <table:table-cell/>
          <table:table-cell table:formula="of:=AVERAGE([.D10:.D51])" office:value-type="float" office:value="0.454166666666667" calcext:value-type="float">
            <text:p>0.4541666667</text:p>
          </table:table-cell>
          <table:table-cell table:formula="of:=AVERAGE([.E10:.E51])" office:value-type="float" office:value="0.204761904761905" calcext:value-type="float">
            <text:p>0.2047619048</text:p>
          </table:table-cell>
          <table:table-cell table:number-columns-repeated="3"/>
          <table:table-cell office:value-type="string" calcext:value-type="string">
            <text:p>ave</text:p>
          </table:table-cell>
          <table:table-cell table:formula="of:=AVERAGE([.J10:.J51])" office:value-type="float" office:value="0.378326091269841" calcext:value-type="float">
            <text:p>0.3783260913</text:p>
          </table:table-cell>
          <table:table-cell table:formula="of:=AVERAGE([.K10:.K51])" office:value-type="float" office:value="-0.00171031746031744" calcext:value-type="float">
            <text:p>-0.0017103175</text:p>
          </table:table-cell>
          <table:table-cell table:formula="of:=AVERAGE([.L10:.L51])" office:value-type="float" office:value="-0.00171031746031744" calcext:value-type="float">
            <text:p>-0.0017103175</text:p>
          </table:table-cell>
          <table:table-cell table:formula="of:=AVERAGE([.M10:.M51])" office:value-type="float" office:value="0.282358276643991" calcext:value-type="float">
            <text:p>0.2823582766</text:p>
          </table:table-cell>
          <table:table-cell/>
          <table:table-cell office:value-type="string" calcext:value-type="string">
            <text:p>sum</text:p>
          </table:table-cell>
          <table:table-cell table:number-columns-repeated="9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$H$3]*[.A58]+[.$I$3]*[.B58]+[.$H$2]" office:value-type="float" office:value="0.1" calcext:value-type="float">
            <text:p>0.1</text:p>
          </table:table-cell>
          <table:table-cell table:formula="of:=[.$H$4]*[.A58]+[.$I$4]*[.B58]+[.$I$2]" office:value-type="float" office:value="1.1" calcext:value-type="float">
            <text:p>1.1</text:p>
          </table:table-cell>
          <table:table-cell/>
          <table:table-cell table:formula="of:=[.D58]-[.$A$70]" office:value-type="float" office:value="0.381818181818182" calcext:value-type="float">
            <text:p>0.3818181818</text:p>
          </table:table-cell>
          <table:table-cell table:formula="of:=[.E58]-[.$B$70]" office:value-type="float" office:value="0.609090909090909" calcext:value-type="float">
            <text:p>0.6090909091</text:p>
          </table:table-cell>
          <table:table-cell/>
          <table:table-cell table:formula="of:=[.G58]*[.G58]" office:value-type="float" office:value="0.145785123966942" calcext:value-type="float">
            <text:p>0.145785124</text:p>
          </table:table-cell>
          <table:table-cell table:formula="of:=[.G58]*[.H58]" office:value-type="float" office:value="0.232561983471074" calcext:value-type="float">
            <text:p>0.2325619835</text:p>
          </table:table-cell>
          <table:table-cell table:formula="of:=[.G58]*[.H58]" office:value-type="float" office:value="0.232561983471074" calcext:value-type="float">
            <text:p>0.2325619835</text:p>
          </table:table-cell>
          <table:table-cell table:formula="of:=[.H58]*[.H58]" office:value-type="float" office:value="0.37099173553719" calcext:value-type="float">
            <text:p>0.3709917355</text:p>
          </table:table-cell>
          <table:table-cell table:number-columns-repeated="11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$H$3]*[.A59]+[.$I$3]*[.B59]+[.$H$2]" office:value-type="float" office:value="0.1" calcext:value-type="float">
            <text:p>0.1</text:p>
          </table:table-cell>
          <table:table-cell table:formula="of:=[.$H$4]*[.A59]+[.$I$4]*[.B59]+[.$I$2]" office:value-type="float" office:value="1" calcext:value-type="float">
            <text:p>1</text:p>
          </table:table-cell>
          <table:table-cell/>
          <table:table-cell table:formula="of:=[.D59]-[.$A$70]" office:value-type="float" office:value="0.381818181818182" calcext:value-type="float">
            <text:p>0.3818181818</text:p>
          </table:table-cell>
          <table:table-cell table:formula="of:=[.E59]-[.$B$70]" office:value-type="float" office:value="0.509090909090909" calcext:value-type="float">
            <text:p>0.5090909091</text:p>
          </table:table-cell>
          <table:table-cell/>
          <table:table-cell table:formula="of:=[.G59]*[.G59]" office:value-type="float" office:value="0.145785123966942" calcext:value-type="float">
            <text:p>0.145785124</text:p>
          </table:table-cell>
          <table:table-cell table:formula="of:=[.G59]*[.H59]" office:value-type="float" office:value="0.194380165289256" calcext:value-type="float">
            <text:p>0.1943801653</text:p>
          </table:table-cell>
          <table:table-cell table:formula="of:=[.G59]*[.H59]" office:value-type="float" office:value="0.194380165289256" calcext:value-type="float">
            <text:p>0.1943801653</text:p>
          </table:table-cell>
          <table:table-cell table:formula="of:=[.H59]*[.H59]" office:value-type="float" office:value="0.259173553719008" calcext:value-type="float">
            <text:p>0.2591735537</text:p>
          </table:table-cell>
          <table:table-cell table:number-columns-repeated="11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$H$3]*[.A60]+[.$I$3]*[.B60]+[.$H$2]" office:value-type="float" office:value="0.1" calcext:value-type="float">
            <text:p>0.1</text:p>
          </table:table-cell>
          <table:table-cell table:formula="of:=[.$H$4]*[.A60]+[.$I$4]*[.B60]+[.$I$2]" office:value-type="float" office:value="0.9" calcext:value-type="float">
            <text:p>0.9</text:p>
          </table:table-cell>
          <table:table-cell/>
          <table:table-cell table:formula="of:=[.D60]-[.$A$70]" office:value-type="float" office:value="0.381818181818182" calcext:value-type="float">
            <text:p>0.3818181818</text:p>
          </table:table-cell>
          <table:table-cell table:formula="of:=[.E60]-[.$B$70]" office:value-type="float" office:value="0.409090909090909" calcext:value-type="float">
            <text:p>0.4090909091</text:p>
          </table:table-cell>
          <table:table-cell/>
          <table:table-cell table:formula="of:=[.G60]*[.G60]" office:value-type="float" office:value="0.145785123966942" calcext:value-type="float">
            <text:p>0.145785124</text:p>
          </table:table-cell>
          <table:table-cell table:formula="of:=[.G60]*[.H60]" office:value-type="float" office:value="0.156198347107438" calcext:value-type="float">
            <text:p>0.1561983471</text:p>
          </table:table-cell>
          <table:table-cell table:formula="of:=[.G60]*[.H60]" office:value-type="float" office:value="0.156198347107438" calcext:value-type="float">
            <text:p>0.1561983471</text:p>
          </table:table-cell>
          <table:table-cell table:formula="of:=[.H60]*[.H60]" office:value-type="float" office:value="0.167355371900827" calcext:value-type="float">
            <text:p>0.1673553719</text:p>
          </table:table-cell>
          <table:table-cell table:number-columns-repeated="11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$H$3]*[.A61]+[.$I$3]*[.B61]+[.$H$2]" office:value-type="float" office:value="0.1" calcext:value-type="float">
            <text:p>0.1</text:p>
          </table:table-cell>
          <table:table-cell table:formula="of:=[.$H$4]*[.A61]+[.$I$4]*[.B61]+[.$I$2]" office:value-type="float" office:value="0.8" calcext:value-type="float">
            <text:p>0.8</text:p>
          </table:table-cell>
          <table:table-cell/>
          <table:table-cell table:formula="of:=[.D61]-[.$A$70]" office:value-type="float" office:value="0.381818181818182" calcext:value-type="float">
            <text:p>0.3818181818</text:p>
          </table:table-cell>
          <table:table-cell table:formula="of:=[.E61]-[.$B$70]" office:value-type="float" office:value="0.309090909090909" calcext:value-type="float">
            <text:p>0.3090909091</text:p>
          </table:table-cell>
          <table:table-cell/>
          <table:table-cell table:formula="of:=[.G61]*[.G61]" office:value-type="float" office:value="0.145785123966942" calcext:value-type="float">
            <text:p>0.145785124</text:p>
          </table:table-cell>
          <table:table-cell table:formula="of:=[.G61]*[.H61]" office:value-type="float" office:value="0.11801652892562" calcext:value-type="float">
            <text:p>0.1180165289</text:p>
          </table:table-cell>
          <table:table-cell table:formula="of:=[.G61]*[.H61]" office:value-type="float" office:value="0.11801652892562" calcext:value-type="float">
            <text:p>0.1180165289</text:p>
          </table:table-cell>
          <table:table-cell table:formula="of:=[.H61]*[.H61]" office:value-type="float" office:value="0.0955371900826447" calcext:value-type="float">
            <text:p>0.0955371901</text:p>
          </table:table-cell>
          <table:table-cell table:number-columns-repeated="11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$H$3]*[.A62]+[.$I$3]*[.B62]+[.$H$2]" office:value-type="float" office:value="0.1" calcext:value-type="float">
            <text:p>0.1</text:p>
          </table:table-cell>
          <table:table-cell table:formula="of:=[.$H$4]*[.A62]+[.$I$4]*[.B62]+[.$I$2]" office:value-type="float" office:value="0.7" calcext:value-type="float">
            <text:p>0.7</text:p>
          </table:table-cell>
          <table:table-cell/>
          <table:table-cell table:formula="of:=[.D62]-[.$A$70]" office:value-type="float" office:value="0.381818181818182" calcext:value-type="float">
            <text:p>0.3818181818</text:p>
          </table:table-cell>
          <table:table-cell table:formula="of:=[.E62]-[.$B$70]" office:value-type="float" office:value="0.209090909090909" calcext:value-type="float">
            <text:p>0.2090909091</text:p>
          </table:table-cell>
          <table:table-cell/>
          <table:table-cell table:formula="of:=[.G62]*[.G62]" office:value-type="float" office:value="0.145785123966942" calcext:value-type="float">
            <text:p>0.145785124</text:p>
          </table:table-cell>
          <table:table-cell table:formula="of:=[.G62]*[.H62]" office:value-type="float" office:value="0.0798347107438017" calcext:value-type="float">
            <text:p>0.0798347107</text:p>
          </table:table-cell>
          <table:table-cell table:formula="of:=[.G62]*[.H62]" office:value-type="float" office:value="0.0798347107438017" calcext:value-type="float">
            <text:p>0.0798347107</text:p>
          </table:table-cell>
          <table:table-cell table:formula="of:=[.H62]*[.H62]" office:value-type="float" office:value="0.0437190082644628" calcext:value-type="float">
            <text:p>0.0437190083</text:p>
          </table:table-cell>
          <table:table-cell table:number-columns-repeated="11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$H$3]*[.A63]+[.$I$3]*[.B63]+[.$H$2]" office:value-type="float" office:value="0.1" calcext:value-type="float">
            <text:p>0.1</text:p>
          </table:table-cell>
          <table:table-cell table:formula="of:=[.$H$4]*[.A63]+[.$I$4]*[.B63]+[.$I$2]" office:value-type="float" office:value="0.6" calcext:value-type="float">
            <text:p>0.6</text:p>
          </table:table-cell>
          <table:table-cell/>
          <table:table-cell table:formula="of:=[.D63]-[.$A$70]" office:value-type="float" office:value="0.381818181818182" calcext:value-type="float">
            <text:p>0.3818181818</text:p>
          </table:table-cell>
          <table:table-cell table:formula="of:=[.E63]-[.$B$70]" office:value-type="float" office:value="0.109090909090909" calcext:value-type="float">
            <text:p>0.1090909091</text:p>
          </table:table-cell>
          <table:table-cell/>
          <table:table-cell table:formula="of:=[.G63]*[.G63]" office:value-type="float" office:value="0.145785123966942" calcext:value-type="float">
            <text:p>0.145785124</text:p>
          </table:table-cell>
          <table:table-cell table:formula="of:=[.G63]*[.H63]" office:value-type="float" office:value="0.0416528925619835" calcext:value-type="float">
            <text:p>0.0416528926</text:p>
          </table:table-cell>
          <table:table-cell table:formula="of:=[.G63]*[.H63]" office:value-type="float" office:value="0.0416528925619835" calcext:value-type="float">
            <text:p>0.0416528926</text:p>
          </table:table-cell>
          <table:table-cell table:formula="of:=[.H63]*[.H63]" office:value-type="float" office:value="0.011900826446281" calcext:value-type="float">
            <text:p>0.0119008264</text:p>
          </table:table-cell>
          <table:table-cell table:number-columns-repeated="11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$H$3]*[.A64]+[.$I$3]*[.B64]+[.$H$2]" office:value-type="float" office:value="0.1" calcext:value-type="float">
            <text:p>0.1</text:p>
          </table:table-cell>
          <table:table-cell table:formula="of:=[.$H$4]*[.A64]+[.$I$4]*[.B64]+[.$I$2]" office:value-type="float" office:value="0.5" calcext:value-type="float">
            <text:p>0.5</text:p>
          </table:table-cell>
          <table:table-cell/>
          <table:table-cell table:formula="of:=[.D64]-[.$A$70]" office:value-type="float" office:value="0.381818181818182" calcext:value-type="float">
            <text:p>0.3818181818</text:p>
          </table:table-cell>
          <table:table-cell table:formula="of:=[.E64]-[.$B$70]" office:value-type="float" office:value="0.00909090909090915" calcext:value-type="float">
            <text:p>0.0090909091</text:p>
          </table:table-cell>
          <table:table-cell/>
          <table:table-cell table:formula="of:=[.G64]*[.G64]" office:value-type="float" office:value="0.145785123966942" calcext:value-type="float">
            <text:p>0.145785124</text:p>
          </table:table-cell>
          <table:table-cell table:formula="of:=[.G64]*[.H64]" office:value-type="float" office:value="0.00347107438016531" calcext:value-type="float">
            <text:p>0.0034710744</text:p>
          </table:table-cell>
          <table:table-cell table:formula="of:=[.G64]*[.H64]" office:value-type="float" office:value="0.00347107438016531" calcext:value-type="float">
            <text:p>0.0034710744</text:p>
          </table:table-cell>
          <table:table-cell table:formula="of:=[.H64]*[.H64]" office:value-type="float" office:value="0.0000826446280991746" calcext:value-type="float">
            <text:p>8.26446280991746E-005</text:p>
          </table:table-cell>
          <table:table-cell table:number-columns-repeated="11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$H$3]*[.A65]+[.$I$3]*[.B65]+[.$H$2]" office:value-type="float" office:value="-0.1" calcext:value-type="float">
            <text:p>-0.1</text:p>
          </table:table-cell>
          <table:table-cell table:formula="of:=[.$H$4]*[.A65]+[.$I$4]*[.B65]+[.$I$2]" office:value-type="float" office:value="0.5" calcext:value-type="float">
            <text:p>0.5</text:p>
          </table:table-cell>
          <table:table-cell/>
          <table:table-cell table:formula="of:=[.D65]-[.$A$70]" office:value-type="float" office:value="0.181818181818182" calcext:value-type="float">
            <text:p>0.1818181818</text:p>
          </table:table-cell>
          <table:table-cell table:formula="of:=[.E65]-[.$B$70]" office:value-type="float" office:value="0.00909090909090915" calcext:value-type="float">
            <text:p>0.0090909091</text:p>
          </table:table-cell>
          <table:table-cell/>
          <table:table-cell table:formula="of:=[.G65]*[.G65]" office:value-type="float" office:value="0.0330578512396694" calcext:value-type="float">
            <text:p>0.0330578512</text:p>
          </table:table-cell>
          <table:table-cell table:formula="of:=[.G65]*[.H65]" office:value-type="float" office:value="0.00165289256198348" calcext:value-type="float">
            <text:p>0.0016528926</text:p>
          </table:table-cell>
          <table:table-cell table:formula="of:=[.G65]*[.H65]" office:value-type="float" office:value="0.00165289256198348" calcext:value-type="float">
            <text:p>0.0016528926</text:p>
          </table:table-cell>
          <table:table-cell table:formula="of:=[.H65]*[.H65]" office:value-type="float" office:value="0.0000826446280991746" calcext:value-type="float">
            <text:p>8.26446280991746E-005</text:p>
          </table:table-cell>
          <table:table-cell table:number-columns-repeated="11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$H$3]*[.A66]+[.$I$3]*[.B66]+[.$H$2]" office:value-type="float" office:value="-0.3" calcext:value-type="float">
            <text:p>-0.3</text:p>
          </table:table-cell>
          <table:table-cell table:formula="of:=[.$H$4]*[.A66]+[.$I$4]*[.B66]+[.$I$2]" office:value-type="float" office:value="0.5" calcext:value-type="float">
            <text:p>0.5</text:p>
          </table:table-cell>
          <table:table-cell/>
          <table:table-cell table:formula="of:=[.D66]-[.$A$70]" office:value-type="float" office:value="-0.0181818181818182" calcext:value-type="float">
            <text:p>-0.0181818182</text:p>
          </table:table-cell>
          <table:table-cell table:formula="of:=[.E66]-[.$B$70]" office:value-type="float" office:value="0.00909090909090915" calcext:value-type="float">
            <text:p>0.0090909091</text:p>
          </table:table-cell>
          <table:table-cell/>
          <table:table-cell table:formula="of:=[.G66]*[.G66]" office:value-type="float" office:value="0.000330578512396694" calcext:value-type="float">
            <text:p>0.0003305785</text:p>
          </table:table-cell>
          <table:table-cell table:formula="of:=[.G66]*[.H66]" office:value-type="float" office:value="-0.000165289256198348" calcext:value-type="float">
            <text:p>-0.0001652893</text:p>
          </table:table-cell>
          <table:table-cell table:formula="of:=[.G66]*[.H66]" office:value-type="float" office:value="-0.000165289256198348" calcext:value-type="float">
            <text:p>-0.0001652893</text:p>
          </table:table-cell>
          <table:table-cell table:formula="of:=[.H66]*[.H66]" office:value-type="float" office:value="0.0000826446280991746" calcext:value-type="float">
            <text:p>8.26446280991746E-005</text:p>
          </table:table-cell>
          <table:table-cell table:number-columns-repeated="11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$H$3]*[.A67]+[.$I$3]*[.B67]+[.$H$2]" office:value-type="float" office:value="-0.5" calcext:value-type="float">
            <text:p>-0.5</text:p>
          </table:table-cell>
          <table:table-cell table:formula="of:=[.$H$4]*[.A67]+[.$I$4]*[.B67]+[.$I$2]" office:value-type="float" office:value="0.5" calcext:value-type="float">
            <text:p>0.5</text:p>
          </table:table-cell>
          <table:table-cell/>
          <table:table-cell table:formula="of:=[.D67]-[.$A$70]" office:value-type="float" office:value="-0.218181818181818" calcext:value-type="float">
            <text:p>-0.2181818182</text:p>
          </table:table-cell>
          <table:table-cell table:formula="of:=[.E67]-[.$B$70]" office:value-type="float" office:value="0.00909090909090915" calcext:value-type="float">
            <text:p>0.0090909091</text:p>
          </table:table-cell>
          <table:table-cell/>
          <table:table-cell table:formula="of:=[.G67]*[.G67]" office:value-type="float" office:value="0.047603305785124" calcext:value-type="float">
            <text:p>0.0476033058</text:p>
          </table:table-cell>
          <table:table-cell table:formula="of:=[.G67]*[.H67]" office:value-type="float" office:value="-0.00198347107438018" calcext:value-type="float">
            <text:p>-0.0019834711</text:p>
          </table:table-cell>
          <table:table-cell table:formula="of:=[.G67]*[.H67]" office:value-type="float" office:value="-0.00198347107438018" calcext:value-type="float">
            <text:p>-0.0019834711</text:p>
          </table:table-cell>
          <table:table-cell table:formula="of:=[.H67]*[.H67]" office:value-type="float" office:value="0.0000826446280991746" calcext:value-type="float">
            <text:p>8.26446280991746E-005</text:p>
          </table:table-cell>
          <table:table-cell table:number-columns-repeated="11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$H$3]*[.A68]+[.$I$3]*[.B68]+[.$H$2]" office:value-type="float" office:value="-0.7" calcext:value-type="float">
            <text:p>-0.7</text:p>
          </table:table-cell>
          <table:table-cell table:formula="of:=[.$H$4]*[.A68]+[.$I$4]*[.B68]+[.$I$2]" office:value-type="float" office:value="0.5" calcext:value-type="float">
            <text:p>0.5</text:p>
          </table:table-cell>
          <table:table-cell/>
          <table:table-cell table:formula="of:=[.D68]-[.$A$70]" office:value-type="float" office:value="-0.418181818181818" calcext:value-type="float">
            <text:p>-0.4181818182</text:p>
          </table:table-cell>
          <table:table-cell table:formula="of:=[.E68]-[.$B$70]" office:value-type="float" office:value="0.00909090909090915" calcext:value-type="float">
            <text:p>0.0090909091</text:p>
          </table:table-cell>
          <table:table-cell/>
          <table:table-cell table:formula="of:=[.G68]*[.G68]" office:value-type="float" office:value="0.174876033057851" calcext:value-type="float">
            <text:p>0.1748760331</text:p>
          </table:table-cell>
          <table:table-cell table:formula="of:=[.G68]*[.H68]" office:value-type="float" office:value="-0.00380165289256201" calcext:value-type="float">
            <text:p>-0.0038016529</text:p>
          </table:table-cell>
          <table:table-cell table:formula="of:=[.G68]*[.H68]" office:value-type="float" office:value="-0.00380165289256201" calcext:value-type="float">
            <text:p>-0.0038016529</text:p>
          </table:table-cell>
          <table:table-cell table:formula="of:=[.H68]*[.H68]" office:value-type="float" office:value="0.0000826446280991746" calcext:value-type="float">
            <text:p>8.26446280991746E-005</text:p>
          </table:table-cell>
          <table:table-cell table:number-columns-repeated="11"/>
        </table:table-row>
        <table:table-row table:style-name="ro1">
          <table:table-cell table:number-columns-repeated="24"/>
        </table:table-row>
        <table:table-row table:style-name="ro1">
          <table:table-cell table:formula="of:=AVERAGE([.A58:.A68])" office:value-type="float" office:value="-0.281818181818182" calcext:value-type="float">
            <text:p>-0.2818181818</text:p>
          </table:table-cell>
          <table:table-cell table:formula="of:=AVERAGE([.B58:.B68])" office:value-type="float" office:value="0.490909090909091" calcext:value-type="float">
            <text:p>0.4909090909</text:p>
          </table:table-cell>
          <table:table-cell/>
          <table:table-cell table:formula="of:=AVERAGE([.D58:.D68])" office:value-type="float" office:value="-0.0818181818181818" calcext:value-type="float">
            <text:p>-0.0818181818</text:p>
          </table:table-cell>
          <table:table-cell table:number-columns-repeated="4"/>
          <table:table-cell office:value-type="string" calcext:value-type="string">
            <text:p>ave</text:p>
          </table:table-cell>
          <table:table-cell table:formula="of:=AVERAGE([.J58:.J68])" office:value-type="float" office:value="0.11603305785124" calcext:value-type="float">
            <text:p>0.1160330579</text:p>
          </table:table-cell>
          <table:table-cell table:formula="of:=AVERAGE([.K58:.K68])" office:value-type="float" office:value="0.0747107438016529" calcext:value-type="float">
            <text:p>0.0747107438</text:p>
          </table:table-cell>
          <table:table-cell table:formula="of:=AVERAGE([.L58:.L68])" office:value-type="float" office:value="0.0747107438016529" calcext:value-type="float">
            <text:p>0.0747107438</text:p>
          </table:table-cell>
          <table:table-cell table:formula="of:=AVERAGE([.M58:.M68])" office:value-type="float" office:value="0.0862809917355372" calcext:value-type="float">
            <text:p>0.0862809917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00/00/00</text:date>, <text:time style:data-style-name="N2" text:time-value="13:50:54.921634886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00:00:25.969263010</meta:creation-date>
    <dc:date>2016-05-26T11:17:19.808879231</dc:date>
    <meta:editing-duration>PT2H48M4S</meta:editing-duration>
    <meta:editing-cycles>4</meta:editing-cycles>
    <meta:generator>LibreOffice/4.2.8.2$Linux_X86_64 LibreOffice_project/420m0$Build-2</meta:generator>
    <meta:document-statistic meta:table-count="1" meta:cell-count="612" meta:object-count="0"/>
  </office:meta>
</office:document-meta>
</file>